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5EBE85B3C057703F.png" manifest:media-type="image/png"/>
  <manifest:file-entry manifest:full-path="Pictures/10000201000000FA000000DE5A030FF6D1323870.png" manifest:media-type="image/png"/>
  <manifest:file-entry manifest:full-path="Pictures/100002010000008F0000007F3706698F53050FB5.png" manifest:media-type="image/png"/>
  <manifest:file-entry manifest:full-path="Pictures/10000201000000AA00000098235FA486F5C109EC.png" manifest:media-type="image/png"/>
  <manifest:file-entry manifest:full-path="Pictures/10000201000000FA000000DEF495A41A8E01909C.png" manifest:media-type="image/png"/>
  <manifest:file-entry manifest:full-path="Pictures/10000201000000FE000000E6BF4049505BA4DF50.png" manifest:media-type="image/png"/>
  <manifest:file-entry manifest:full-path="Pictures/10000201000000AA000000984DC904ED5549D477.png" manifest:media-type="image/png"/>
  <manifest:file-entry manifest:full-path="Pictures/100002010000018000000180ED8B8ABDE7D404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2" style:family="table-cell" style:parent-style-name="Default">
      <style:text-properties fo:font-size="14pt" style:font-size-asian="14pt" style:font-size-complex="14pt"/>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7"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38"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fo:background-color="transparent" style:rotation-align="none"/>
    </style:style>
    <style:style style:name="ce133"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6"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63" style:family="table-cell" style:parent-style-name="Default">
      <style:table-cell-properties fo:border-bottom="none" style:diagonal-bl-tr="none" style:diagonal-tl-br="none" style:text-align-source="value-type" style:repeat-content="false" fo:background-color="transparent"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0" style:family="table-cell" style:parent-style-name="Default">
      <style:table-cell-properties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2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Default">
      <style:table-cell-properties style:text-align-source="fix" style:repeat-content="false" fo:background-color="transparent"/>
      <style:paragraph-properties fo:text-align="center" fo:margin-left="0mm"/>
      <style:text-properties fo:font-size="20pt" style:font-size-asian="20pt" style:font-size-complex="20pt"/>
    </style:style>
    <style:style style:name="ce124" style:family="table-cell" style:parent-style-name="Default" style:data-style-name="N4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4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4"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data-style-name="N1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fo:border-bottom="2.49pt solid #000000"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3" style:family="table-cell" style:parent-style-name="Default">
      <style:table-cell-properties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4" style:family="table-cell" style:parent-style-name="Default">
      <style:table-cell-properties style:text-align-source="fix" style:repeat-content="false" style:rotation-align="none"/>
      <style:paragraph-properties fo:text-align="center"/>
      <style:text-properties fo:font-weight="bold"/>
    </style:style>
    <style:style style:name="ce195" style:family="table-cell" style:parent-style-name="Default">
      <style:table-cell-properties fo:background-color="#ff0000"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table-cell-properties style:text-align-source="fix" style:repeat-content="false"/>
      <style:paragraph-properties fo:text-align="center" fo:margin-left="0mm"/>
      <style:text-properties fo:font-size="20pt" style:font-size-asian="20pt" style:font-size-complex="20pt"/>
    </style:style>
    <style:style style:name="ce150" style:family="table-cell" style:parent-style-name="Default" style:data-style-name="N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30"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31"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33"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37"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0"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0"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56mm" fo:min-width="60.56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56mm" fo:min-width="61.57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16mm" fo:min-width="2.89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8.87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56mm" fo:min-width="53.38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71mm" fo:min-width="10.77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56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56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35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44mm" fo:min-width="3.9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65mm" fo:min-width="60.56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65mm" fo:min-width="61.57mm" fo:padding-top="1.25mm" fo:padding-bottom="1.25mm" fo:padding-left="2.5mm" fo:padding-right="2.5mm" fo:wrap-option="wrap"/>
    </style:style>
    <style:style style:name="gr14" style:family="graphic">
      <style:graphic-properties draw:stroke="solid" svg:stroke-width="0.26mm" svg:stroke-color="#ffffff" draw:stroke-linejoin="round" draw:fill="solid" draw:fill-color="#ffffff" draw:textarea-vertical-align="top" draw:auto-grow-height="false" draw:fit-to-size="false" style:shrink-to-fit="false" fo:min-height="8.25mm" fo:min-width="2.89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8.96mm" fo:min-width="11.92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65mm" fo:min-width="53.38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8.8mm" fo:min-width="10.77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65mm" fo:min-width="54.17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65mm" fo:min-width="54.36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44mm" fo:min-width="4.01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7.53mm" fo:min-width="3.9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4.48mm" fo:min-width="60.56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48mm" fo:min-width="61.57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8.1mm" fo:min-width="2.89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81mm" fo:min-width="11.92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4.48mm" fo:min-width="53.38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8.65mm" fo:min-width="10.77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48mm" fo:min-width="54.17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48mm" fo:min-width="54.36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8.29mm" fo:min-width="4.01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7.38mm" fo:min-width="3.9mm" fo:padding-top="1.25mm" fo:padding-bottom="1.25mm" fo:padding-left="2.5mm" fo:padding-right="2.5mm" fo:wrap-option="wrap"/>
    </style:style>
    <style:style style:name="gr32" style:family="graphic">
      <style:graphic-properties draw:stroke="solid" svg:stroke-width="0mm" svg:stroke-color="#ffffff" draw:fill="none" draw:textarea-vertical-align="top" draw:auto-grow-height="false" fo:min-height="34.47mm" fo:min-width="60.55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47mm" fo:min-width="61.56mm" fo:padding-top="1.25mm" fo:padding-bottom="1.25mm" fo:padding-left="2.5mm" fo:padding-right="2.5mm" fo:wrap-option="wrap"/>
    </style:style>
    <style:style style:name="gr34" style:family="graphic">
      <style:graphic-properties draw:stroke="solid" svg:stroke-width="0.26mm" svg:stroke-color="#ffffff" draw:stroke-linejoin="round" draw:fill="solid" draw:fill-color="#ffffff" draw:textarea-vertical-align="top" draw:auto-grow-height="false" draw:fit-to-size="false" style:shrink-to-fit="false" fo:min-height="8.11mm" fo:min-width="2.88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8.82mm" fo:min-width="11.9mm" fo:padding-top="1.25mm" fo:padding-bottom="1.25mm" fo:padding-left="2.5mm" fo:padding-right="2.5mm" fo:wrap-option="wrap"/>
    </style:style>
    <style:style style:name="gr36" style:family="graphic">
      <style:graphic-properties draw:stroke="solid" svg:stroke-width="0mm" svg:stroke-color="#ffffff" draw:fill="none" draw:textarea-vertical-align="top" draw:auto-grow-height="false" fo:min-height="34.47mm" fo:min-width="53.39mm" fo:padding-top="1.25mm" fo:padding-bottom="1.25mm" fo:padding-left="2.5mm" fo:padding-right="2.5mm" fo:wrap-option="wrap"/>
    </style:style>
    <style:style style:name="gr37" style:family="graphic">
      <style:graphic-properties draw:stroke="solid" svg:stroke-width="0.26mm" svg:stroke-color="#ffffff" draw:stroke-linejoin="round" draw:fill="solid" draw:fill-color="#ffffff" draw:textarea-vertical-align="top" draw:auto-grow-height="false" draw:fit-to-size="false" style:shrink-to-fit="false" fo:min-height="8.66mm" fo:min-width="10.78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34.47mm" fo:min-width="54.17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47mm" fo:min-width="54.34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8.3mm" fo:min-width="4.01mm" fo:padding-top="1.25mm" fo:padding-bottom="1.25mm" fo:padding-left="2.5mm" fo:padding-right="2.5mm" fo:wrap-option="wrap"/>
    </style:style>
    <style:style style:name="gr41" style:family="graphic">
      <style:graphic-properties draw:stroke="solid" svg:stroke-width="0.26mm" svg:stroke-color="#ffffff" draw:stroke-linejoin="round" draw:fill="solid" draw:fill-color="#ffffff" draw:textarea-vertical-align="top" draw:auto-grow-height="false" draw:fit-to-size="false" style:shrink-to-fit="false" fo:min-height="7.39mm" fo:min-width="3.89mm" fo:padding-top="1.25mm" fo:padding-bottom="1.25mm" fo:padding-left="2.5mm" fo:padding-right="2.5mm" fo:wrap-option="wrap"/>
    </style:style>
    <style:style style:name="gr42" style:family="graphic">
      <style:graphic-properties draw:stroke="solid" svg:stroke-width="0mm" svg:stroke-color="#ffffff" draw:fill="none" draw:textarea-vertical-align="top" draw:auto-grow-height="false" fo:min-height="34.72mm" fo:min-width="60.55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34.72mm" fo:min-width="61.56mm" fo:padding-top="1.25mm" fo:padding-bottom="1.25mm" fo:padding-left="2.5mm" fo:padding-right="2.5mm" fo:wrap-option="wrap"/>
    </style:style>
    <style:style style:name="gr44" style:family="graphic">
      <style:graphic-properties draw:stroke="solid" svg:stroke-width="0.26mm" svg:stroke-color="#ffffff" draw:stroke-linejoin="round" draw:fill="solid" draw:fill-color="#ffffff" draw:textarea-vertical-align="top" draw:auto-grow-height="false" draw:fit-to-size="false" style:shrink-to-fit="false" fo:min-height="8.36mm" fo:min-width="2.88mm" fo:padding-top="1.25mm" fo:padding-bottom="1.25mm" fo:padding-left="2.5mm" fo:padding-right="2.5mm" fo:wrap-option="wrap"/>
    </style:style>
    <style:style style:name="gr45"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34.72mm" fo:min-width="53.39mm" fo:padding-top="1.25mm" fo:padding-bottom="1.25mm" fo:padding-left="2.5mm" fo:padding-right="2.5mm" fo:wrap-option="wrap"/>
    </style:style>
    <style:style style:name="gr47"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0.78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49"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51" style:family="graphic">
      <style:graphic-properties draw:stroke="solid" svg:stroke-width="0.26mm" svg:stroke-color="#ffffff" draw:stroke-linejoin="round" draw:fill="solid" draw:fill-color="#ffffff" draw:textarea-vertical-align="top" draw:auto-grow-height="false" draw:fit-to-size="false" style:shrink-to-fit="false" fo:min-height="7.64mm" fo:min-width="3.89mm" fo:padding-top="1.25mm" fo:padding-bottom="1.25mm" fo:padding-left="2.5mm" fo:padding-right="2.5mm" fo:wrap-option="wrap"/>
    </style:style>
    <style:style style:name="gr52" style:family="graphic">
      <style:graphic-properties draw:stroke="solid" svg:stroke-width="0mm" svg:stroke-color="#ffffff" draw:fill="none" draw:textarea-vertical-align="top" draw:auto-grow-height="false" fo:min-height="34.49mm" fo:min-width="60.55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49mm" fo:min-width="61.56mm" fo:padding-top="1.25mm" fo:padding-bottom="1.25mm" fo:padding-left="2.5mm" fo:padding-right="2.5mm" fo:wrap-option="wrap"/>
    </style:style>
    <style:style style:name="gr54" style:family="graphic">
      <style:graphic-properties draw:stroke="solid" svg:stroke-width="0mm" svg:stroke-color="#ffffff" draw:fill="none" draw:textarea-vertical-align="top" draw:auto-grow-height="false" fo:min-height="34.49mm" fo:min-width="53.39mm" fo:padding-top="1.25mm" fo:padding-bottom="1.25mm" fo:padding-left="2.5mm" fo:padding-right="2.5mm" fo:wrap-option="wrap"/>
    </style:style>
    <style:style style:name="gr55" style:family="graphic">
      <style:graphic-properties draw:stroke="solid" svg:stroke-width="0mm" svg:stroke-color="#ffffff" draw:fill="none" draw:textarea-vertical-align="top" draw:auto-grow-height="false" fo:min-height="34.49mm" fo:min-width="54.17mm" fo:padding-top="1.25mm" fo:padding-bottom="1.25mm" fo:padding-left="2.5mm" fo:padding-right="2.5mm" fo:wrap-option="wrap"/>
    </style:style>
    <style:style style:name="gr56" style:family="graphic">
      <style:graphic-properties draw:stroke="solid" svg:stroke-width="0mm" svg:stroke-color="#ffffff" draw:fill="none" draw:textarea-vertical-align="top" draw:auto-grow-height="false" fo:min-height="34.49mm" fo:min-width="54.34mm" fo:padding-top="1.25mm" fo:padding-bottom="1.25mm" fo:padding-left="2.5mm" fo:padding-right="2.5mm" fo:wrap-option="wrap"/>
    </style:style>
    <style:style style:name="gr57"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ffffff" draw:fill="none" draw:textarea-vertical-align="top" draw:auto-grow-height="false" fo:min-height="34.88mm" fo:min-width="60.55mm" fo:padding-top="1.25mm" fo:padding-bottom="1.25mm" fo:padding-left="2.5mm" fo:padding-right="2.5mm" fo:wrap-option="wrap"/>
    </style:style>
    <style:style style:name="gr59" style:family="graphic">
      <style:graphic-properties draw:stroke="solid" svg:stroke-width="0mm" svg:stroke-color="#ffffff" draw:fill="none" draw:textarea-vertical-align="top" draw:auto-grow-height="false" fo:min-height="34.88mm" fo:min-width="61.56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8.5mm" fo:min-width="2.88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88mm" fo:min-width="53.39mm" fo:padding-top="1.25mm" fo:padding-bottom="1.25mm" fo:padding-left="2.5mm" fo:padding-right="2.5mm" fo:wrap-option="wrap"/>
    </style:style>
    <style:style style:name="gr63"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0.78mm" fo:padding-top="1.25mm" fo:padding-bottom="1.25mm" fo:padding-left="2.5mm" fo:padding-right="2.5mm" fo:wrap-option="wrap"/>
    </style:style>
    <style:style style:name="gr64"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65"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66"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67" style:family="graphic">
      <style:graphic-properties draw:stroke="solid" svg:stroke-width="0.26mm" svg:stroke-color="#ffffff" draw:stroke-linejoin="round" draw:fill="solid" draw:fill-color="#ffffff" draw:textarea-vertical-align="top" draw:auto-grow-height="false" draw:fit-to-size="false" style:shrink-to-fit="false" fo:min-height="7.78mm" fo:min-width="3.89mm" fo:padding-top="1.25mm" fo:padding-bottom="1.25mm" fo:padding-left="2.5mm" fo:padding-right="2.5mm" fo:wrap-option="wrap"/>
    </style:style>
    <style:style style:name="gr68" style:family="graphic">
      <style:graphic-properties draw:stroke="solid" svg:stroke-width="0mm" svg:stroke-color="#ffffff" draw:fill="none" draw:textarea-vertical-align="top" draw:auto-grow-height="false" fo:min-height="34.91mm" fo:min-width="60.55mm" fo:padding-top="1.25mm" fo:padding-bottom="1.25mm" fo:padding-left="2.5mm" fo:padding-right="2.5mm" fo:wrap-option="wrap"/>
    </style:style>
    <style:style style:name="gr69" style:family="graphic">
      <style:graphic-properties draw:stroke="solid" svg:stroke-width="0mm" svg:stroke-color="#ffffff" draw:fill="none" draw:textarea-vertical-align="top" draw:auto-grow-height="false" fo:min-height="34.91mm" fo:min-width="61.56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8.52mm" fo:min-width="2.88mm" fo:padding-top="1.25mm" fo:padding-bottom="1.25mm" fo:padding-left="2.5mm" fo:padding-right="2.5mm" fo:wrap-option="wrap"/>
    </style:style>
    <style:style style:name="gr71"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72" style:family="graphic">
      <style:graphic-properties draw:stroke="solid" svg:stroke-width="0mm" svg:stroke-color="#ffffff" draw:fill="none" draw:textarea-vertical-align="top" draw:auto-grow-height="false" fo:min-height="34.91mm" fo:min-width="53.39mm" fo:padding-top="1.25mm" fo:padding-bottom="1.25mm" fo:padding-left="2.5mm" fo:padding-right="2.5mm" fo:wrap-option="wrap"/>
    </style:style>
    <style:style style:name="gr73"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0.78mm" fo:padding-top="1.25mm" fo:padding-bottom="1.25mm" fo:padding-left="2.5mm" fo:padding-right="2.5mm" fo:wrap-option="wrap"/>
    </style:style>
    <style:style style:name="gr74"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7.8mm" fo:min-width="3.89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34.35mm" fo:min-width="60.55mm" fo:padding-top="1.25mm" fo:padding-bottom="1.25mm" fo:padding-left="2.5mm" fo:padding-right="2.5mm" fo:wrap-option="wrap"/>
    </style:style>
    <style:style style:name="gr79" style:family="graphic">
      <style:graphic-properties draw:stroke="solid" svg:stroke-width="0mm" svg:stroke-color="#ffffff" draw:fill="none" draw:textarea-vertical-align="top" draw:auto-grow-height="false" fo:min-height="34.35mm" fo:min-width="61.56mm" fo:padding-top="1.25mm" fo:padding-bottom="1.25mm" fo:padding-left="2.5mm" fo:padding-right="2.5mm" fo:wrap-option="wrap"/>
    </style:style>
    <style:style style:name="gr80" style:family="graphic">
      <style:graphic-properties draw:stroke="solid" svg:stroke-width="0.26mm" svg:stroke-color="#ffffff" draw:stroke-linejoin="round" draw:fill="solid" draw:fill-color="#ffffff" draw:textarea-vertical-align="top" draw:auto-grow-height="false" draw:fit-to-size="false" style:shrink-to-fit="false" fo:min-height="7.97mm" fo:min-width="2.88mm" fo:padding-top="1.25mm" fo:padding-bottom="1.25mm" fo:padding-left="2.5mm" fo:padding-right="2.5mm" fo:wrap-option="wrap"/>
    </style:style>
    <style:style style:name="gr81" style:family="graphic">
      <style:graphic-properties draw:stroke="solid" svg:stroke-width="0.26mm" svg:stroke-color="#ffffff" draw:stroke-linejoin="round" draw:fill="solid" draw:fill-color="#ffffff" draw:textarea-vertical-align="top" draw:auto-grow-height="false" draw:fit-to-size="false" style:shrink-to-fit="false" fo:min-height="8.68mm" fo:min-width="11.9mm" fo:padding-top="1.25mm" fo:padding-bottom="1.25mm" fo:padding-left="2.5mm" fo:padding-right="2.5mm" fo:wrap-option="wrap"/>
    </style:style>
    <style:style style:name="gr82" style:family="graphic">
      <style:graphic-properties draw:stroke="solid" svg:stroke-width="0mm" svg:stroke-color="#ffffff" draw:fill="none" draw:textarea-vertical-align="top" draw:auto-grow-height="false" fo:min-height="34.35mm" fo:min-width="53.39mm" fo:padding-top="1.25mm" fo:padding-bottom="1.25mm" fo:padding-left="2.5mm" fo:padding-right="2.5mm" fo:wrap-option="wrap"/>
    </style:style>
    <style:style style:name="gr83" style:family="graphic">
      <style:graphic-properties draw:stroke="solid" svg:stroke-width="0.26mm" svg:stroke-color="#ffffff" draw:stroke-linejoin="round" draw:fill="solid" draw:fill-color="#ffffff" draw:textarea-vertical-align="top" draw:auto-grow-height="false" draw:fit-to-size="false" style:shrink-to-fit="false" fo:min-height="8.52mm" fo:min-width="10.78mm" fo:padding-top="1.25mm" fo:padding-bottom="1.25mm" fo:padding-left="2.5mm" fo:padding-right="2.5mm" fo:wrap-option="wrap"/>
    </style:style>
    <style:style style:name="gr84" style:family="graphic">
      <style:graphic-properties draw:stroke="solid" svg:stroke-width="0mm" svg:stroke-color="#ffffff" draw:fill="none" draw:textarea-vertical-align="top" draw:auto-grow-height="false" fo:min-height="34.35mm" fo:min-width="54.17mm" fo:padding-top="1.25mm" fo:padding-bottom="1.25mm" fo:padding-left="2.5mm" fo:padding-right="2.5mm" fo:wrap-option="wrap"/>
    </style:style>
    <style:style style:name="gr85" style:family="graphic">
      <style:graphic-properties draw:stroke="solid" svg:stroke-width="0mm" svg:stroke-color="#ffffff" draw:fill="none" draw:textarea-vertical-align="top" draw:auto-grow-height="false" fo:min-height="34.35mm" fo:min-width="54.34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8.16mm" fo:min-width="4.01mm" fo:padding-top="1.25mm" fo:padding-bottom="1.25mm" fo:padding-left="2.5mm" fo:padding-right="2.5mm" fo:wrap-option="wrap"/>
    </style:style>
    <style:style style:name="gr87" style:family="graphic">
      <style:graphic-properties draw:stroke="solid" svg:stroke-width="0.26mm" svg:stroke-color="#ffffff" draw:stroke-linejoin="round" draw:fill="solid" draw:fill-color="#ffffff" draw:textarea-vertical-align="top" draw:auto-grow-height="false" draw:fit-to-size="false" style:shrink-to-fit="false" fo:min-height="7.25mm" fo:min-width="3.89mm" fo:padding-top="1.25mm" fo:padding-bottom="1.25mm" fo:padding-left="2.5mm" fo:padding-right="2.5mm" fo:wrap-option="wrap"/>
    </style:style>
    <style:style style:name="gr88" style:family="graphic">
      <style:graphic-properties draw:stroke="solid" svg:stroke-width="0.26mm" svg:stroke-color="#ffffff" draw:stroke-linejoin="round" draw:fill="solid" draw:fill-color="#ffffff" draw:textarea-vertical-align="top" draw:auto-grow-height="false" draw:fit-to-size="false" style:shrink-to-fit="false" fo:min-height="8.68mm" fo:min-width="11.89mm" fo:padding-top="1.25mm" fo:padding-bottom="1.25mm" fo:padding-left="2.5mm" fo:padding-right="2.5mm" fo:wrap-option="wrap"/>
    </style:style>
    <style:style style:name="gr89" style:family="graphic">
      <style:graphic-properties draw:stroke="solid" svg:stroke-width="0mm" svg:stroke-color="#ffffff" draw:fill="none" draw:textarea-vertical-align="top" draw:auto-grow-height="false" fo:min-height="34.35mm" fo:min-width="53.4mm" fo:padding-top="1.25mm" fo:padding-bottom="1.25mm" fo:padding-left="2.5mm" fo:padding-right="2.5mm" fo:wrap-option="wrap"/>
    </style:style>
    <style:style style:name="gr90" style:family="graphic">
      <style:graphic-properties draw:stroke="solid" svg:stroke-width="0.26mm" svg:stroke-color="#ffffff" draw:stroke-linejoin="round" draw:fill="solid" draw:fill-color="#ffffff" draw:textarea-vertical-align="top" draw:auto-grow-height="false" draw:fit-to-size="false" style:shrink-to-fit="false" fo:min-height="8.52mm" fo:min-width="10.79mm" fo:padding-top="1.25mm" fo:padding-bottom="1.25mm" fo:padding-left="2.5mm" fo:padding-right="2.5mm" fo:wrap-option="wrap"/>
    </style:style>
    <style:style style:name="gr91" style:family="graphic">
      <style:graphic-properties draw:stroke="solid" svg:stroke-width="0mm" svg:stroke-color="#ffffff" draw:fill="none" draw:textarea-vertical-align="top" draw:auto-grow-height="false" fo:min-height="34.35mm" fo:min-width="54.33mm" fo:padding-top="1.25mm" fo:padding-bottom="1.25mm" fo:padding-left="2.5mm" fo:padding-right="2.5mm" fo:wrap-option="wrap"/>
    </style:style>
    <style:style style:name="gr92" style:family="graphic">
      <style:graphic-properties draw:stroke="solid" svg:stroke-width="0mm" svg:stroke-color="#ffffff" draw:fill="none" draw:textarea-vertical-align="top" draw:auto-grow-height="false" fo:min-height="34.95mm" fo:min-width="60.55mm" fo:padding-top="1.25mm" fo:padding-bottom="1.25mm" fo:padding-left="2.5mm" fo:padding-right="2.5mm" fo:wrap-option="wrap"/>
    </style:style>
    <style:style style:name="gr93" style:family="graphic">
      <style:graphic-properties draw:stroke="solid" svg:stroke-width="0mm" svg:stroke-color="#ffffff" draw:fill="none" draw:textarea-vertical-align="top" draw:auto-grow-height="false" fo:min-height="34.95mm" fo:min-width="61.56mm" fo:padding-top="1.25mm" fo:padding-bottom="1.25mm" fo:padding-left="2.5mm" fo:padding-right="2.5mm" fo:wrap-option="wrap"/>
    </style:style>
    <style:style style:name="gr94" style:family="graphic">
      <style:graphic-properties draw:stroke="solid" svg:stroke-width="0.26mm" svg:stroke-color="#ffffff" draw:stroke-linejoin="round" draw:fill="solid" draw:fill-color="#ffffff" draw:textarea-vertical-align="top" draw:auto-grow-height="false" draw:fit-to-size="false" style:shrink-to-fit="false" fo:min-height="8.57mm" fo:min-width="2.88mm" fo:padding-top="1.25mm" fo:padding-bottom="1.25mm" fo:padding-left="2.5mm" fo:padding-right="2.5mm" fo:wrap-option="wrap"/>
    </style:style>
    <style:style style:name="gr9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96" style:family="graphic">
      <style:graphic-properties draw:stroke="solid" svg:stroke-width="0mm" svg:stroke-color="#ffffff" draw:fill="none" draw:textarea-vertical-align="top" draw:auto-grow-height="false" fo:min-height="34.95mm" fo:min-width="53.41mm" fo:padding-top="1.25mm" fo:padding-bottom="1.25mm" fo:padding-left="2.5mm" fo:padding-right="2.5mm" fo:wrap-option="wrap"/>
    </style:style>
    <style:style style:name="gr9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8mm" fo:padding-top="1.25mm" fo:padding-bottom="1.25mm" fo:padding-left="2.5mm" fo:padding-right="2.5mm" fo:wrap-option="wrap"/>
    </style:style>
    <style:style style:name="gr98"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99"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100"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101" style:family="graphic">
      <style:graphic-properties draw:stroke="solid" svg:stroke-width="0.26mm" svg:stroke-color="#ffffff" draw:stroke-linejoin="round" draw:fill="solid" draw:fill-color="#ffffff" draw:textarea-vertical-align="top" draw:auto-grow-height="false" draw:fit-to-size="false" style:shrink-to-fit="false" fo:min-height="7.85mm" fo:min-width="3.89mm" fo:padding-top="1.25mm" fo:padding-bottom="1.25mm" fo:padding-left="2.5mm" fo:padding-right="2.5mm" fo:wrap-option="wrap"/>
    </style:style>
    <style:style style:name="gr102"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103" style:family="graphic">
      <style:graphic-properties draw:stroke="solid" svg:stroke-width="0mm" svg:stroke-color="#ffffff" draw:fill="none" draw:textarea-vertical-align="top" draw:auto-grow-height="false" fo:min-height="34.95mm" fo:min-width="53.42mm" fo:padding-top="1.25mm" fo:padding-bottom="1.25mm" fo:padding-left="2.5mm" fo:padding-right="2.5mm" fo:wrap-option="wrap"/>
    </style:style>
    <style:style style:name="gr104"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81mm" fo:padding-top="1.25mm" fo:padding-bottom="1.25mm" fo:padding-left="2.5mm" fo:padding-right="2.5mm" fo:wrap-option="wrap"/>
    </style:style>
    <style:style style:name="gr105"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106"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107" style:family="graphic">
      <style:graphic-properties draw:stroke="solid" svg:stroke-width="0mm" svg:stroke-color="#ffffff" draw:fill="none" draw:textarea-vertical-align="top" draw:auto-grow-height="false" fo:min-height="34.96mm" fo:min-width="60.55mm" fo:padding-top="1.25mm" fo:padding-bottom="1.25mm" fo:padding-left="2.5mm" fo:padding-right="2.5mm" fo:wrap-option="wrap"/>
    </style:style>
    <style:style style:name="gr108" style:family="graphic">
      <style:graphic-properties draw:stroke="solid" svg:stroke-width="0mm" svg:stroke-color="#ffffff" draw:fill="none" draw:textarea-vertical-align="top" draw:auto-grow-height="false" fo:min-height="34.96mm" fo:min-width="61.56mm" fo:padding-top="1.25mm" fo:padding-bottom="1.25mm" fo:padding-left="2.5mm" fo:padding-right="2.5mm" fo:wrap-option="wrap"/>
    </style:style>
    <style:style style:name="gr109"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110" style:family="graphic">
      <style:graphic-properties draw:stroke="solid" svg:stroke-width="0mm" svg:stroke-color="#ffffff" draw:fill="none" draw:textarea-vertical-align="top" draw:auto-grow-height="false" fo:min-height="34.96mm" fo:min-width="53.43mm" fo:padding-top="1.25mm" fo:padding-bottom="1.25mm" fo:padding-left="2.5mm" fo:padding-right="2.5mm" fo:wrap-option="wrap"/>
    </style:style>
    <style:style style:name="gr111"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82mm" fo:padding-top="1.25mm" fo:padding-bottom="1.25mm" fo:padding-left="2.5mm" fo:padding-right="2.5mm" fo:wrap-option="wrap"/>
    </style:style>
    <style:style style:name="gr112"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113"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114"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11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116" style:family="graphic">
      <style:graphic-properties draw:stroke="solid" svg:stroke-width="0mm" svg:stroke-color="#ffffff" draw:fill="none" draw:textarea-vertical-align="top" draw:auto-grow-height="false" fo:min-height="34.95mm" fo:min-width="53.44mm" fo:padding-top="1.25mm" fo:padding-bottom="1.25mm" fo:padding-left="2.5mm" fo:padding-right="2.5mm" fo:wrap-option="wrap"/>
    </style:style>
    <style:style style:name="gr11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83mm" fo:padding-top="1.25mm" fo:padding-bottom="1.25mm" fo:padding-left="2.5mm" fo:padding-right="2.5mm" fo:wrap-option="wrap"/>
    </style:style>
    <style:style style:name="gr118"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119" style:family="graphic">
      <style:graphic-properties draw:stroke="solid" svg:stroke-width="0mm" svg:stroke-color="#ffffff" draw:fill="none" draw:textarea-vertical-align="top" draw:auto-grow-height="false" fo:min-height="29.11mm" fo:min-width="61.16mm" fo:padding-top="1.25mm" fo:padding-bottom="1.25mm" fo:padding-left="2.5mm" fo:padding-right="2.5mm" fo:wrap-option="wrap"/>
    </style:style>
    <style:style style:name="gr120" style:family="graphic">
      <style:graphic-properties draw:stroke="solid" svg:stroke-width="0mm" svg:stroke-color="#ffffff" draw:fill="none" draw:textarea-vertical-align="top" draw:auto-grow-height="false" fo:min-height="29.11mm" fo:min-width="61.56mm" fo:padding-top="1.25mm" fo:padding-bottom="1.25mm" fo:padding-left="2.5mm" fo:padding-right="2.5mm" fo:wrap-option="wrap"/>
    </style:style>
    <style:style style:name="gr121" style:family="graphic">
      <style:graphic-properties draw:stroke="solid" svg:stroke-width="0.26mm" svg:stroke-color="#ffffff" draw:stroke-linejoin="round" draw:fill="solid" draw:fill-color="#ffffff" draw:textarea-vertical-align="top" draw:auto-grow-height="false" draw:fit-to-size="false" style:shrink-to-fit="false" fo:min-height="7.76mm" fo:min-width="2.88mm" fo:padding-top="1.25mm" fo:padding-bottom="1.25mm" fo:padding-left="2.5mm" fo:padding-right="2.5mm" fo:wrap-option="wrap"/>
    </style:style>
    <style:style style:name="gr122" style:family="graphic">
      <style:graphic-properties draw:stroke="solid" svg:stroke-width="0.26mm" svg:stroke-color="#ffffff" draw:stroke-linejoin="round" draw:fill="solid" draw:fill-color="#ffffff" draw:textarea-vertical-align="top" draw:auto-grow-height="false" draw:fit-to-size="false" style:shrink-to-fit="false" fo:min-height="8.47mm" fo:min-width="11.84mm" fo:padding-top="1.25mm" fo:padding-bottom="1.25mm" fo:padding-left="2.5mm" fo:padding-right="2.5mm" fo:wrap-option="wrap"/>
    </style:style>
    <style:style style:name="gr123" style:family="graphic">
      <style:graphic-properties draw:stroke="solid" svg:stroke-width="0mm" svg:stroke-color="#ffffff" draw:fill="none" draw:textarea-vertical-align="top" draw:auto-grow-height="false" fo:min-height="29.11mm" fo:min-width="53.45mm" fo:padding-top="1.25mm" fo:padding-bottom="1.25mm" fo:padding-left="2.5mm" fo:padding-right="2.5mm" fo:wrap-option="wrap"/>
    </style:style>
    <style:style style:name="gr124" style:family="graphic">
      <style:graphic-properties draw:stroke="solid" svg:stroke-width="0.26mm" svg:stroke-color="#ffffff" draw:stroke-linejoin="round" draw:fill="solid" draw:fill-color="#ffffff" draw:textarea-vertical-align="top" draw:auto-grow-height="false" draw:fit-to-size="false" style:shrink-to-fit="false" fo:min-height="8.31mm" fo:min-width="11.45mm" fo:padding-top="1.25mm" fo:padding-bottom="1.25mm" fo:padding-left="2.5mm" fo:padding-right="2.5mm" fo:wrap-option="wrap"/>
    </style:style>
    <style:style style:name="gr125" style:family="graphic">
      <style:graphic-properties draw:stroke="solid" svg:stroke-width="0mm" svg:stroke-color="#ffffff" draw:fill="none" draw:textarea-vertical-align="top" draw:auto-grow-height="false" fo:min-height="29.11mm" fo:min-width="54.17mm" fo:padding-top="1.25mm" fo:padding-bottom="1.25mm" fo:padding-left="2.5mm" fo:padding-right="2.5mm" fo:wrap-option="wrap"/>
    </style:style>
    <style:style style:name="gr126" style:family="graphic">
      <style:graphic-properties draw:stroke="solid" svg:stroke-width="0mm" svg:stroke-color="#ffffff" draw:fill="none" draw:textarea-vertical-align="top" draw:auto-grow-height="false" fo:min-height="29.11mm" fo:min-width="54.28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7.95mm" fo:min-width="4.01mm" fo:padding-top="1.25mm" fo:padding-bottom="1.25mm" fo:padding-left="2.5mm" fo:padding-right="2.5mm" fo:wrap-option="wrap"/>
    </style:style>
    <style:style style:name="gr128" style:family="graphic">
      <style:graphic-properties draw:stroke="solid" svg:stroke-width="0.26mm" svg:stroke-color="#ffffff" draw:stroke-linejoin="round" draw:fill="solid" draw:fill-color="#ffffff" draw:textarea-vertical-align="top" draw:auto-grow-height="false" draw:fit-to-size="false" style:shrink-to-fit="false" fo:min-height="7.04mm" fo:min-width="3.89mm" fo:padding-top="1.25mm" fo:padding-bottom="1.25mm" fo:padding-left="2.5mm" fo:padding-right="2.5mm" fo:wrap-option="wrap"/>
    </style:style>
    <style:style style:name="gr129"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30" style:family="graphic">
      <style:graphic-properties draw:stroke="solid" svg:stroke-width="0mm" svg:stroke-color="#ffffff" draw:fill="none" draw:textarea-vertical-align="top" draw:auto-grow-height="false" fo:min-height="29.71mm" fo:min-width="61.56mm" fo:padding-top="1.25mm" fo:padding-bottom="1.25mm" fo:padding-left="2.5mm" fo:padding-right="2.5mm" fo:wrap-option="wrap"/>
    </style:style>
    <style:style style:name="gr131" style:family="graphic">
      <style:graphic-properties draw:stroke="solid" svg:stroke-width="0.26mm" svg:stroke-color="#ffffff" draw:stroke-linejoin="round" draw:fill="solid" draw:fill-color="#ffffff" draw:textarea-vertical-align="top" draw:auto-grow-height="false" draw:fit-to-size="false" style:shrink-to-fit="false" fo:min-height="8.35mm" fo:min-width="2.88mm" fo:padding-top="1.25mm" fo:padding-bottom="1.25mm" fo:padding-left="2.5mm" fo:padding-right="2.5mm" fo:wrap-option="wrap"/>
    </style:style>
    <style:style style:name="gr132"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33" style:family="graphic">
      <style:graphic-properties draw:stroke="solid" svg:stroke-width="0mm" svg:stroke-color="#ffffff" draw:fill="none" draw:textarea-vertical-align="top" draw:auto-grow-height="false" fo:min-height="29.71mm" fo:min-width="53.45mm" fo:padding-top="1.25mm" fo:padding-bottom="1.25mm" fo:padding-left="2.5mm" fo:padding-right="2.5mm" fo:wrap-option="wrap"/>
    </style:style>
    <style:style style:name="gr134"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36"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7.63mm" fo:min-width="3.89mm" fo:padding-top="1.25mm" fo:padding-bottom="1.25mm" fo:padding-left="2.5mm" fo:padding-right="2.5mm" fo:wrap-option="wrap"/>
    </style:style>
    <style:style style:name="gr138" style:family="graphic">
      <style:graphic-properties draw:stroke="solid" svg:stroke-width="0mm" svg:stroke-color="#ffffff" draw:fill="none" draw:textarea-vertical-align="top" draw:auto-grow-height="false" fo:min-height="29.14mm" fo:min-width="61.15mm" fo:padding-top="1.25mm" fo:padding-bottom="1.25mm" fo:padding-left="2.5mm" fo:padding-right="2.5mm" fo:wrap-option="wrap"/>
    </style:style>
    <style:style style:name="gr139" style:family="graphic">
      <style:graphic-properties draw:stroke="solid" svg:stroke-width="0mm" svg:stroke-color="#ffffff" draw:fill="none" draw:textarea-vertical-align="top" draw:auto-grow-height="false" fo:min-height="29.14mm" fo:min-width="61.56mm" fo:padding-top="1.25mm" fo:padding-bottom="1.25mm" fo:padding-left="2.5mm" fo:padding-right="2.5mm" fo:wrap-option="wrap"/>
    </style:style>
    <style:style style:name="gr140" style:family="graphic">
      <style:graphic-properties draw:stroke="solid" svg:stroke-width="0.26mm" svg:stroke-color="#ffffff" draw:stroke-linejoin="round" draw:fill="solid" draw:fill-color="#ffffff" draw:textarea-vertical-align="top" draw:auto-grow-height="false" draw:fit-to-size="false" style:shrink-to-fit="false" fo:min-height="7.78mm" fo:min-width="2.88mm" fo:padding-top="1.25mm" fo:padding-bottom="1.25mm" fo:padding-left="2.5mm" fo:padding-right="2.5mm" fo:wrap-option="wrap"/>
    </style:style>
    <style:style style:name="gr141" style:family="graphic">
      <style:graphic-properties draw:stroke="solid" svg:stroke-width="0.26mm" svg:stroke-color="#ffffff" draw:stroke-linejoin="round" draw:fill="solid" draw:fill-color="#ffffff" draw:textarea-vertical-align="top" draw:auto-grow-height="false" draw:fit-to-size="false" style:shrink-to-fit="false" fo:min-height="8.49mm" fo:min-width="11.83mm" fo:padding-top="1.25mm" fo:padding-bottom="1.25mm" fo:padding-left="2.5mm" fo:padding-right="2.5mm" fo:wrap-option="wrap"/>
    </style:style>
    <style:style style:name="gr142" style:family="graphic">
      <style:graphic-properties draw:stroke="solid" svg:stroke-width="0mm" svg:stroke-color="#ffffff" draw:fill="none" draw:textarea-vertical-align="top" draw:auto-grow-height="false" fo:min-height="29.14mm" fo:min-width="53.46mm" fo:padding-top="1.25mm" fo:padding-bottom="1.25mm" fo:padding-left="2.5mm" fo:padding-right="2.5mm" fo:wrap-option="wrap"/>
    </style:style>
    <style:style style:name="gr143" style:family="graphic">
      <style:graphic-properties draw:stroke="solid" svg:stroke-width="0.26mm" svg:stroke-color="#ffffff" draw:stroke-linejoin="round" draw:fill="solid" draw:fill-color="#ffffff" draw:textarea-vertical-align="top" draw:auto-grow-height="false" draw:fit-to-size="false" style:shrink-to-fit="false" fo:min-height="8.33mm" fo:min-width="11.45mm" fo:padding-top="1.25mm" fo:padding-bottom="1.25mm" fo:padding-left="2.5mm" fo:padding-right="2.5mm" fo:wrap-option="wrap"/>
    </style:style>
    <style:style style:name="gr144" style:family="graphic">
      <style:graphic-properties draw:stroke="solid" svg:stroke-width="0mm" svg:stroke-color="#ffffff" draw:fill="none" draw:textarea-vertical-align="top" draw:auto-grow-height="false" fo:min-height="29.14mm" fo:min-width="54.17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9.14mm" fo:min-width="54.27mm" fo:padding-top="1.25mm" fo:padding-bottom="1.25mm" fo:padding-left="2.5mm" fo:padding-right="2.5mm" fo:wrap-option="wrap"/>
    </style:style>
    <style:style style:name="gr146" style:family="graphic">
      <style:graphic-properties draw:stroke="solid" svg:stroke-width="0.26mm" svg:stroke-color="#ffffff" draw:stroke-linejoin="round" draw:fill="solid" draw:fill-color="#ffffff" draw:textarea-vertical-align="top" draw:auto-grow-height="false" draw:fit-to-size="false" style:shrink-to-fit="false" fo:min-height="7.98mm" fo:min-width="4.01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7.06mm" fo:min-width="3.89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9.14mm" fo:min-width="61.14mm" fo:padding-top="1.25mm" fo:padding-bottom="1.25mm" fo:padding-left="2.5mm" fo:padding-right="2.5mm" fo:wrap-option="wrap"/>
    </style:style>
    <style:style style:name="gr149" style:family="graphic">
      <style:graphic-properties draw:stroke="solid" svg:stroke-width="0.26mm" svg:stroke-color="#ffffff" draw:stroke-linejoin="round" draw:fill="solid" draw:fill-color="#ffffff" draw:textarea-vertical-align="top" draw:auto-grow-height="false" draw:fit-to-size="false" style:shrink-to-fit="false" fo:min-height="8.49mm" fo:min-width="11.82mm" fo:padding-top="1.25mm" fo:padding-bottom="1.25mm" fo:padding-left="2.5mm" fo:padding-right="2.5mm" fo:wrap-option="wrap"/>
    </style:style>
    <style:style style:name="gr150" style:family="graphic">
      <style:graphic-properties draw:stroke="solid" svg:stroke-width="0mm" svg:stroke-color="#ffffff" draw:fill="none" draw:textarea-vertical-align="top" draw:auto-grow-height="false" fo:min-height="29.14mm" fo:min-width="53.47mm" fo:padding-top="1.25mm" fo:padding-bottom="1.25mm" fo:padding-left="2.5mm" fo:padding-right="2.5mm" fo:wrap-option="wrap"/>
    </style:style>
    <style:style style:name="gr151" style:family="graphic">
      <style:graphic-properties draw:stroke="solid" svg:stroke-width="0mm" svg:stroke-color="#ffffff" draw:fill="none" draw:textarea-vertical-align="top" draw:auto-grow-height="false" fo:min-height="29.14mm" fo:min-width="54.26mm" fo:padding-top="1.25mm" fo:padding-bottom="1.25mm" fo:padding-left="2.5mm" fo:padding-right="2.5mm" fo:wrap-option="wrap"/>
    </style:style>
    <style:style style:name="gr152" style:family="graphic">
      <style:graphic-properties draw:stroke="solid" svg:stroke-width="0.26mm" svg:stroke-color="#ffffff" draw:stroke-linejoin="round" draw:fill="solid" draw:fill-color="#ffffff" draw:textarea-vertical-align="top" draw:auto-grow-height="false" draw:fit-to-size="false" style:shrink-to-fit="false" fo:min-height="7.99mm" fo:min-width="4.01mm" fo:padding-top="1.25mm" fo:padding-bottom="1.25mm" fo:padding-left="2.5mm" fo:padding-right="2.5mm" fo:wrap-option="wrap"/>
    </style:style>
    <style:style style:name="gr153"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54"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9.71mm" fo:min-width="53.51mm" fo:padding-top="1.25mm" fo:padding-bottom="1.25mm" fo:padding-left="2.5mm" fo:padding-right="2.5mm" fo:wrap-option="wrap"/>
    </style:style>
    <style:style style:name="gr156"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57"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58"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59" style:family="graphic">
      <style:graphic-properties draw:stroke="solid" svg:stroke-width="0mm" svg:stroke-color="#ffffff" draw:fill="none" draw:textarea-vertical-align="top" draw:auto-grow-height="false" fo:min-height="29.75mm" fo:min-width="61.56mm" fo:padding-top="1.25mm" fo:padding-bottom="1.25mm" fo:padding-left="2.5mm" fo:padding-right="2.5mm" fo:wrap-option="wrap"/>
    </style:style>
    <style:style style:name="gr160" style:family="graphic">
      <style:graphic-properties draw:stroke="solid" svg:stroke-width="0.26mm" svg:stroke-color="#ffffff" draw:stroke-linejoin="round" draw:fill="solid" draw:fill-color="#ffffff" draw:textarea-vertical-align="top" draw:auto-grow-height="false" draw:fit-to-size="false" style:shrink-to-fit="false" fo:min-height="8.38mm" fo:min-width="2.88mm" fo:padding-top="1.25mm" fo:padding-bottom="1.25mm" fo:padding-left="2.5mm" fo:padding-right="2.5mm" fo:wrap-option="wrap"/>
    </style:style>
    <style:style style:name="gr161"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62" style:family="graphic">
      <style:graphic-properties draw:stroke="solid" svg:stroke-width="0mm" svg:stroke-color="#ffffff" draw:fill="none" draw:textarea-vertical-align="top" draw:auto-grow-height="false" fo:min-height="29.75mm" fo:min-width="53.52mm" fo:padding-top="1.25mm" fo:padding-bottom="1.25mm" fo:padding-left="2.5mm" fo:padding-right="2.5mm" fo:wrap-option="wrap"/>
    </style:style>
    <style:style style:name="gr163"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64"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65"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66"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67" style:family="graphic">
      <style:graphic-properties draw:stroke="solid" svg:stroke-width="0.26mm" svg:stroke-color="#ffffff" draw:stroke-linejoin="round" draw:fill="solid" draw:fill-color="#ffffff" draw:textarea-vertical-align="top" draw:auto-grow-height="false" draw:fit-to-size="false" style:shrink-to-fit="false" fo:min-height="7.66mm" fo:min-width="3.89mm" fo:padding-top="1.25mm" fo:padding-bottom="1.25mm" fo:padding-left="2.5mm" fo:padding-right="2.5mm" fo:wrap-option="wrap"/>
    </style:style>
    <style:style style:name="gr168" style:family="graphic">
      <style:graphic-properties draw:stroke="solid" svg:stroke-width="0mm" svg:stroke-color="#ffffff" draw:fill="none" draw:textarea-vertical-align="top" draw:auto-grow-height="false" fo:min-height="29.15mm" fo:min-width="61.08mm" fo:padding-top="1.25mm" fo:padding-bottom="1.25mm" fo:padding-left="2.5mm" fo:padding-right="2.5mm" fo:wrap-option="wrap"/>
    </style:style>
    <style:style style:name="gr169" style:family="graphic">
      <style:graphic-properties draw:stroke="solid" svg:stroke-width="0mm" svg:stroke-color="#ffffff" draw:fill="none" draw:textarea-vertical-align="top" draw:auto-grow-height="false" fo:min-height="29.15mm" fo:min-width="61.56mm" fo:padding-top="1.25mm" fo:padding-bottom="1.25mm" fo:padding-left="2.5mm" fo:padding-right="2.5mm" fo:wrap-option="wrap"/>
    </style:style>
    <style:style style:name="gr170" style:family="graphic">
      <style:graphic-properties draw:stroke="solid" svg:stroke-width="0.26mm" svg:stroke-color="#ffffff" draw:stroke-linejoin="round" draw:fill="solid" draw:fill-color="#ffffff" draw:textarea-vertical-align="top" draw:auto-grow-height="false" draw:fit-to-size="false" style:shrink-to-fit="false" fo:min-height="7.79mm" fo:min-width="2.88mm" fo:padding-top="1.25mm" fo:padding-bottom="1.25mm" fo:padding-left="2.5mm" fo:padding-right="2.5mm" fo:wrap-option="wrap"/>
    </style:style>
    <style:style style:name="gr171" style:family="graphic">
      <style:graphic-properties draw:stroke="solid" svg:stroke-width="0.26mm" svg:stroke-color="#ffffff" draw:stroke-linejoin="round" draw:fill="solid" draw:fill-color="#ffffff" draw:textarea-vertical-align="top" draw:auto-grow-height="false" draw:fit-to-size="false" style:shrink-to-fit="false" fo:min-height="8.5mm" fo:min-width="11.76mm" fo:padding-top="1.25mm" fo:padding-bottom="1.25mm" fo:padding-left="2.5mm" fo:padding-right="2.5mm" fo:wrap-option="wrap"/>
    </style:style>
    <style:style style:name="gr172" style:family="graphic">
      <style:graphic-properties draw:stroke="solid" svg:stroke-width="0mm" svg:stroke-color="#ffffff" draw:fill="none" draw:textarea-vertical-align="top" draw:auto-grow-height="false" fo:min-height="29.15mm" fo:min-width="53.53mm" fo:padding-top="1.25mm" fo:padding-bottom="1.25mm" fo:padding-left="2.5mm" fo:padding-right="2.5mm" fo:wrap-option="wrap"/>
    </style:style>
    <style:style style:name="gr173" style:family="graphic">
      <style:graphic-properties draw:stroke="solid" svg:stroke-width="0.26mm" svg:stroke-color="#ffffff" draw:stroke-linejoin="round" draw:fill="solid" draw:fill-color="#ffffff" draw:textarea-vertical-align="top" draw:auto-grow-height="false" draw:fit-to-size="false" style:shrink-to-fit="false" fo:min-height="8.34mm" fo:min-width="11.45mm" fo:padding-top="1.25mm" fo:padding-bottom="1.25mm" fo:padding-left="2.5mm" fo:padding-right="2.5mm" fo:wrap-option="wrap"/>
    </style:style>
    <style:style style:name="gr174" style:family="graphic">
      <style:graphic-properties draw:stroke="solid" svg:stroke-width="0mm" svg:stroke-color="#ffffff" draw:fill="none" draw:textarea-vertical-align="top" draw:auto-grow-height="false" fo:min-height="29.15mm" fo:min-width="54.17mm" fo:padding-top="1.25mm" fo:padding-bottom="1.25mm" fo:padding-left="2.5mm" fo:padding-right="2.5mm" fo:wrap-option="wrap"/>
    </style:style>
    <style:style style:name="gr175" style:family="graphic">
      <style:graphic-properties draw:stroke="solid" svg:stroke-width="0mm" svg:stroke-color="#ffffff" draw:fill="none" draw:textarea-vertical-align="top" draw:auto-grow-height="false" fo:min-height="29.15mm" fo:min-width="54.2mm" fo:padding-top="1.25mm" fo:padding-bottom="1.25mm" fo:padding-left="2.5mm" fo:padding-right="2.5mm" fo:wrap-option="wrap"/>
    </style:style>
    <style:style style:name="gr176" style:family="graphic">
      <style:graphic-properties draw:stroke="solid" svg:stroke-width="0.26mm" svg:stroke-color="#ffffff" draw:stroke-linejoin="round" draw:fill="solid" draw:fill-color="#ffffff" draw:textarea-vertical-align="top" draw:auto-grow-height="false" draw:fit-to-size="false" style:shrink-to-fit="false" fo:min-height="8mm" fo:min-width="4.01mm" fo:padding-top="1.25mm" fo:padding-bottom="1.25mm" fo:padding-left="2.5mm" fo:padding-right="2.5mm" fo:wrap-option="wrap"/>
    </style:style>
    <style:style style:name="gr177" style:family="graphic">
      <style:graphic-properties draw:stroke="solid" svg:stroke-width="0.26mm" svg:stroke-color="#ffffff" draw:stroke-linejoin="round" draw:fill="solid" draw:fill-color="#ffffff" draw:textarea-vertical-align="top" draw:auto-grow-height="false" draw:fit-to-size="false" style:shrink-to-fit="false" fo:min-height="7.07mm" fo:min-width="3.89mm" fo:padding-top="1.25mm" fo:padding-bottom="1.25mm" fo:padding-left="2.5mm" fo:padding-right="2.5mm" fo:wrap-option="wrap"/>
    </style:style>
    <style:style style:name="gr178"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79" style:family="graphic">
      <style:graphic-properties draw:stroke="solid" svg:stroke-width="0mm" svg:stroke-color="#ffffff" draw:fill="none" draw:textarea-vertical-align="top" draw:auto-grow-height="false" fo:min-height="26.92mm" fo:min-width="61.56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2.88mm" fo:padding-top="1.25mm" fo:padding-bottom="1.25mm" fo:padding-left="2.5mm" fo:padding-right="2.5mm" fo:wrap-option="wrap"/>
    </style:style>
    <style:style style:name="gr181"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82" style:family="graphic">
      <style:graphic-properties draw:stroke="solid" svg:stroke-width="0mm" svg:stroke-color="#ffffff" draw:fill="none" draw:textarea-vertical-align="top" draw:auto-grow-height="false" fo:min-height="26.5mm" fo:min-width="53.54mm" fo:padding-top="1.25mm" fo:padding-bottom="1.25mm" fo:padding-left="2.5mm" fo:padding-right="2.5mm" fo:wrap-option="wrap"/>
    </style:style>
    <style:style style:name="gr183"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84"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85"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86"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87"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3.89mm" fo:padding-top="1.25mm" fo:padding-bottom="1.25mm" fo:padding-left="2.5mm" fo:padding-right="2.5mm" fo:wrap-option="wrap"/>
    </style:style>
    <style:style style:name="gr188"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89" style:family="graphic">
      <style:graphic-properties draw:stroke="solid" svg:stroke-width="0mm" svg:stroke-color="#ffffff" draw:fill="none" draw:textarea-vertical-align="top" draw:auto-grow-height="false" fo:min-height="26.94mm" fo:min-width="61.56mm" fo:padding-top="1.25mm" fo:padding-bottom="1.25mm" fo:padding-left="2.5mm" fo:padding-right="2.5mm" fo:wrap-option="wrap"/>
    </style:style>
    <style:style style:name="gr190"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2.88mm" fo:padding-top="1.25mm" fo:padding-bottom="1.25mm" fo:padding-left="2.5mm" fo:padding-right="2.5mm" fo:wrap-option="wrap"/>
    </style:style>
    <style:style style:name="gr191"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192" style:family="graphic">
      <style:graphic-properties draw:stroke="solid" svg:stroke-width="0mm" svg:stroke-color="#ffffff" draw:fill="none" draw:textarea-vertical-align="top" draw:auto-grow-height="false" fo:min-height="26.52mm" fo:min-width="53.54mm" fo:padding-top="1.25mm" fo:padding-bottom="1.25mm" fo:padding-left="2.5mm" fo:padding-right="2.5mm" fo:wrap-option="wrap"/>
    </style:style>
    <style:style style:name="gr193"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194"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195"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196"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3.89mm" fo:padding-top="1.25mm" fo:padding-bottom="1.25mm" fo:padding-left="2.5mm" fo:padding-right="2.5mm" fo:wrap-option="wrap"/>
    </style:style>
    <style:style style:name="gr197" style:family="graphic">
      <style:graphic-properties draw:stroke="solid" svg:stroke-width="0mm" svg:stroke-color="#ffffff" draw:fill="none" draw:textarea-vertical-align="top" draw:auto-grow-height="false" fo:min-height="26.94mm" fo:min-width="61.57mm" fo:padding-top="1.25mm" fo:padding-bottom="1.25mm" fo:padding-left="2.5mm" fo:padding-right="2.5mm" fo:wrap-option="wrap"/>
    </style:style>
    <style:style style:name="gr198"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2.89mm" fo:padding-top="1.25mm" fo:padding-bottom="1.25mm" fo:padding-left="2.5mm" fo:padding-right="2.5mm" fo:wrap-option="wrap"/>
    </style:style>
    <style:style style:name="gr199" style:family="graphic">
      <style:graphic-properties draw:stroke="solid" svg:stroke-width="0mm" svg:stroke-color="#ffffff" draw:fill="none" draw:textarea-vertical-align="top" draw:auto-grow-height="false" fo:min-height="26.52mm" fo:min-width="53.56mm" fo:padding-top="1.25mm" fo:padding-bottom="1.25mm" fo:padding-left="2.5mm" fo:padding-right="2.5mm" fo:wrap-option="wrap"/>
    </style:style>
    <style:style style:name="gr200"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201"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202"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203"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3.9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5_agosto_22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2" table:style-name="ce97"/>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22" calcext:value-type="date" table:number-columns-spanned="2" table:number-rows-spanned="1">
            <text:p>22-08-19</text:p>
          </table:table-cell>
          <table:covered-table-cell table:style-name="ce28"/>
          <table:table-cell table:style-name="ce7" office:value-type="string" calcext:value-type="string">
            <text:p>SEMANA</text:p>
          </table:table-cell>
          <table:table-cell table:style-name="ce138" office:value-type="float" office:value="25" calcext:value-type="float" table:number-columns-spanned="2" table:number-rows-spanned="1">
            <text:p>25</text:p>
          </table:table-cell>
          <table:covered-table-cell table:style-name="ce138"/>
          <table:table-cell table:style-name="ce124" table:number-columns-spanned="2" table:number-rows-spanned="1"/>
          <table:covered-table-cell table:style-name="ce141"/>
          <table:table-cell table:style-name="ce146" office:value-type="time" office:time-value="PT09H30M00S" calcext:value-type="time">
            <text:p>9:30</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27</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26"/>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54"/>
          <table:covered-table-cell table:style-name="ce35"/>
          <table:covered-table-cell table:number-columns-repeated="2" table:style-name="ce15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54"/>
          <table:covered-table-cell table:style-name="ce35"/>
          <table:covered-table-cell table:number-columns-repeated="2" table:style-name="ce154"/>
          <table:covered-table-cell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style-name="ce108"/>
          <table:covered-table-cell table:number-columns-repeated="3" table:style-name="ce130"/>
          <table:covered-table-cell table:style-name="ce108"/>
          <table:covered-table-cell table:number-columns-repeated="2" table:style-name="ce130"/>
          <table:covered-table-cell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5" calcext:value-type="float">
            <text:p>5</text:p>
          </table:table-cell>
          <table:table-cell table:style-name="ce39" table:formula="of:=SUM([.D18:.K18])"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2"/>
          <table:table-cell table:style-name="ce133" office:value-type="float" office:value="4" calcext:value-type="float">
            <text:p>4</text:p>
          </table:table-cell>
          <table:table-cell table:style-name="ce39" office:value-type="float" office:value="1" calcext:value-type="float">
            <text:p>1</text:p>
          </table:table-cell>
          <table:table-cell table:style-name="ce133"/>
          <table:table-cell table:style-name="ce133" office:value-type="float" office:value="3" calcext:value-type="float">
            <text:p>3</text:p>
          </table:table-cell>
          <table:table-cell table:style-name="ce39" table:formula="of:=SUM([.D21:.K21])" office:value-type="float" office:value="9" calcext:value-type="float">
            <text:p>9</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22:.K22])"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table-cell table:style-name="ce133" office:value-type="float" office:value="1" calcext:value-type="float">
            <text:p>1</text:p>
          </table:table-cell>
          <table:table-cell table:style-name="ce133"/>
          <table:table-cell table:style-name="ce39"/>
          <table:table-cell table:style-name="ce133" office:value-type="float" office:value="2" calcext:value-type="float">
            <text:p>2</text:p>
          </table:table-cell>
          <table:table-cell table:style-name="ce133"/>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29:.K29])"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0:.K30])"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2" calcext:value-type="float">
            <text:p>2</text:p>
          </table:table-cell>
          <table:table-cell table:style-name="ce39"/>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35:.K35])" office:value-type="float" office:value="6" calcext:value-type="float">
            <text:p>6</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0" calcext:value-type="float">
            <text:p>10</text:p>
          </table:table-cell>
          <table:table-cell table:style-name="ce39" table:formula="of:=SUM([.D37:.K37])" office:value-type="float" office:value="11" calcext:value-type="float">
            <text:p>11</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7" calcext:value-type="float">
            <text:p>7</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42:.K42])"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number-columns-repeated="2"/>
          <table:table-cell table:style-name="ce39" table:formula="of:=SUM([.D43:.K4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1" calcext:value-type="float">
            <text:p>11</text:p>
          </table:table-cell>
          <table:table-cell table:style-name="ce164" office:value-type="float" office:value="1" calcext:value-type="float">
            <text:p>1</text:p>
          </table:table-cell>
          <table:table-cell table:style-name="ce134" office:value-type="float" office:value="1" calcext:value-type="float">
            <text:p>1</text:p>
          </table:table-cell>
          <table:table-cell table:style-name="ce49"/>
          <table:table-cell table:style-name="ce134"/>
          <table:table-cell table:style-name="ce134" office:value-type="float" office:value="19" calcext:value-type="float">
            <text:p>19</text:p>
          </table:table-cell>
          <table:table-cell table:style-name="ce39" table:formula="of:=SUM([.D47:.K47])" office:value-type="float" office:value="33" calcext:value-type="float">
            <text:p>33</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53:.K53])"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5" calcext:value-type="float">
            <text:p>5</text:p>
          </table:table-cell>
          <table:table-cell table:style-name="ce39" table:formula="of:=SUM([.D57:.K57])" office:value-type="float" office:value="7" calcext:value-type="float">
            <text:p>7</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60:.K60])"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number-columns-repeated="2"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2:.K62])" office:value-type="float" office:value="3" calcext:value-type="float">
            <text:p>3</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5:.K65])" office:value-type="float" office:value="2" calcext:value-type="float">
            <text:p>2</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office:value-type="float" office:value="1" calcext:value-type="float">
            <text:p>1</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3" calcext:value-type="float">
            <text:p>3</text:p>
          </table:table-cell>
          <table:table-cell table:style-name="ce39" table:formula="of:=SUM([.E18:.E68])" office:value-type="float" office:value="5" calcext:value-type="float">
            <text:p>5</text:p>
          </table:table-cell>
          <table:table-cell table:style-name="ce133" table:formula="of:=SUM([.F18:.F68])" office:value-type="float" office:value="21" calcext:value-type="float">
            <text:p>21</text:p>
          </table:table-cell>
          <table:table-cell table:style-name="ce133" table:formula="of:=SUM([.G18:.G68])" office:value-type="float" office:value="2" calcext:value-type="float">
            <text:p>2</text:p>
          </table:table-cell>
          <table:table-cell table:style-name="ce133" table:formula="of:=SUM([.H18:.H68])" office:value-type="float" office:value="5" calcext:value-type="float">
            <text:p>5</text:p>
          </table:table-cell>
          <table:table-cell table:style-name="ce39" table:formula="of:=SUM([.I18:.I68])" office:value-type="float" office:value="1" calcext:value-type="float">
            <text:p>1</text:p>
          </table:table-cell>
          <table:table-cell table:style-name="ce133" table:formula="of:=SUM([.J18:.J68])" office:value-type="float" office:value="2" calcext:value-type="float">
            <text:p>2</text:p>
          </table:table-cell>
          <table:table-cell table:style-name="ce133" table:formula="of:=SUM([.K18:.K68])" office:value-type="float" office:value="75" calcext:value-type="float">
            <text:p>75</text:p>
          </table:table-cell>
          <table:table-cell table:style-name="ce39" table:formula="of:=SUM([.L18:.L68])" office:value-type="float" office:value="115" calcext:value-type="float">
            <text:p>11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style-name="ce136" office:value-type="float" office:value="3" calcext:value-type="float">
            <text:p>3</text:p>
          </table:table-cell>
          <table:table-cell table:number-columns-repeated="2"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5_agosto_22_2019.C78" table:end-x="13.44mm" table:end-y="1.17mm" draw:z-index="4" draw:name="CustomShape 1" draw:style-name="gr1" draw:text-style-name="P1" svg:width="65.55mm" svg:height="37.05mm" svg:x="4.18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5_agosto_22_2019.E78" table:end-x="2.01mm" table:end-y="1.43mm" draw:z-index="8" draw:name="CustomShape 1" draw:style-name="gr2" draw:text-style-name="P1" svg:width="66.56mm" svg:height="37.05mm" svg:x="27.14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C73" table:end-x="12.88mm" table:end-y="8.04mm" draw:z-index="14" draw:name="CustomShape 1" draw:style-name="gr3" draw:text-style-name="P3" svg:width="7.88mm" svg:height="10.65mm" svg:x="5.02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E73" table:end-x="2.57mm" table:end-y="8.43mm" draw:z-index="1" draw:name="CustomShape 1" draw:style-name="gr4" draw:text-style-name="P3" svg:width="16.91mm" svg:height="11.36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G78" table:end-x="8.39mm" table:end-y="1.01mm" draw:z-index="6" draw:name="CustomShape 1" draw:style-name="gr5" draw:text-style-name="P1" svg:width="58.37mm" svg:height="37.05mm" svg:x="13.17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G73" table:end-x="7.52mm" table:end-y="8.43mm" draw:z-index="15" draw:name="CustomShape 1" draw:style-name="gr6" draw:text-style-name="P3" svg:width="15.76mm" svg:height="11.2mm" svg:x="23.34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I78" table:end-x="12.26mm" table:end-y="1.06mm" draw:z-index="11" draw:name="CustomShape 1" draw:style-name="gr7" draw:text-style-name="P1" svg:width="59.16mm" svg:height="37.05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5_agosto_22_2019.K78" table:end-x="19.26mm" table:end-y="1.49mm" draw:z-index="2" draw:name="CustomShape 1" draw:style-name="gr8" draw:text-style-name="P1" svg:width="59.35mm" svg:height="37.05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I73" table:end-x="11.54mm" table:end-y="8.6mm" draw:z-index="16" draw:name="CustomShape 1" draw:style-name="gr9" draw:text-style-name="P3" svg:width="9mm" svg:height="10.84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5_agosto_22_2019.K73" table:end-x="18.66mm" table:end-y="8.43mm" draw:z-index="0" draw:name="CustomShape 1" draw:style-name="gr10" draw:text-style-name="P3" svg:width="8.89mm" svg:height="9.93mm" svg:x="9.79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8mm" svg:y="1.21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7mm" svg:y="0.62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6mm">
              <draw:image xlink:href="Pictures/10000201000000FE000000E6BF4049505BA4DF50.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14mm" svg:y="2.07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4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2" office:value-type="string" calcext:value-type="string" table:number-columns-spanned="11" table:number-rows-spanned="3">
            <text:p>Mañana calurosa aunque no excesiva, cada vez menos y mas deterioradas, la iphiclides la vi ayer asi como la colias, hoy tambien he vuelto a ver la dydima e Hypparchia fidia. Tambien ayer y fuera de transecto identifique a Hyponephele lupina. </text:p>
          </table:table-cell>
          <table:covered-table-cell table:number-columns-repeated="3" table:style-name="ce92"/>
          <table:covered-table-cell table:number-columns-repeated="3"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covered-table-cell table:number-columns-repeated="4" table:style-name="ce92"/>
          <table:covered-table-cell table:number-columns-repeated="3"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covered-table-cell table:number-columns-repeated="4" table:style-name="ce92"/>
          <table:covered-table-cell table:number-columns-repeated="3"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table-cell table:style-name="ce23" office:value-type="string" calcext:value-type="string">
            <text:p>El martes estuvo lloviendo toda la madrugada desde las 0 horas hasta las 14, cayeron entre 50 y 60 litros </text:p>
          </table:table-cell>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4_agosto_1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2" table:style-name="ce97"/>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15" calcext:value-type="date" table:number-columns-spanned="2" table:number-rows-spanned="1">
            <text:p>15-08-19</text:p>
          </table:table-cell>
          <table:covered-table-cell table:style-name="ce28"/>
          <table:table-cell table:style-name="ce7" office:value-type="string" calcext:value-type="string">
            <text:p>SEMANA</text:p>
          </table:table-cell>
          <table:table-cell table:style-name="ce138" office:value-type="float" office:value="24" calcext:value-type="float" table:number-columns-spanned="2" table:number-rows-spanned="1">
            <text:p>24</text:p>
          </table:table-cell>
          <table:covered-table-cell table:style-name="ce138"/>
          <table:table-cell table:style-name="ce124" table:number-columns-spanned="2" table:number-rows-spanned="1"/>
          <table:covered-table-cell table:style-name="ce141"/>
          <table:table-cell table:style-name="ce146" office:value-type="time" office:time-value="PT08H30M00S" calcext:value-type="time">
            <text:p>8:30</text:p>
          </table:table-cell>
          <table:table-cell table:style-name="ce176"/>
          <table:table-cell table:style-name="ce60" office:value-type="time" office:time-value="PT13H15M00S" calcext:value-type="time">
            <text:p>13: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text:s/>28</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54"/>
          <table:covered-table-cell table:style-name="ce35"/>
          <table:covered-table-cell table:number-columns-repeated="2" table:style-name="ce15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54"/>
          <table:covered-table-cell table:style-name="ce35"/>
          <table:covered-table-cell table:number-columns-repeated="2" table:style-name="ce154"/>
          <table:covered-table-cell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style-name="ce108"/>
          <table:covered-table-cell table:number-columns-repeated="3" table:style-name="ce130"/>
          <table:covered-table-cell table:style-name="ce108"/>
          <table:covered-table-cell table:number-columns-repeated="2" table:style-name="ce130"/>
          <table:covered-table-cell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18:.K1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office:value-type="float" office:value="1" calcext:value-type="float">
            <text:p>1</text:p>
          </table:table-cell>
          <table:table-cell table:style-name="ce133" office:value-type="float" office:value="4" calcext:value-type="float">
            <text:p>4</text:p>
          </table:table-cell>
          <table:table-cell table:style-name="ce39" table:formula="of:=SUM([.D21:.K21])"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2:.K22])"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2" calcext:value-type="float">
            <text:p>2</text:p>
          </table:table-cell>
          <table:table-cell table:style-name="ce39" table:formula="of:=SUM([.D24:.K24])"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number-columns-repeated="2" table:style-name="ce133" office:value-type="float" office:value="1" calcext:value-type="float">
            <text:p>1</text:p>
          </table:table-cell>
          <table:table-cell table:style-name="ce133"/>
          <table:table-cell table:style-name="ce39"/>
          <table:table-cell table:style-name="ce133" office:value-type="float" office:value="3" calcext:value-type="float">
            <text:p>3</text:p>
          </table:table-cell>
          <table:table-cell table:style-name="ce133"/>
          <table:table-cell table:style-name="ce39" table:formula="of:=SUM([.D28:.K2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9:.K29])"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0:.K30])"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5" calcext:value-type="float">
            <text:p>5</text:p>
          </table:table-cell>
          <table:table-cell table:style-name="ce39" table:formula="of:=SUM([.D35:.K35])" office:value-type="float" office:value="5" calcext:value-type="float">
            <text:p>5</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office:value-type="float" office:value="1" calcext:value-type="float">
            <text:p>1</text:p>
          </table:table-cell>
          <table:table-cell table:style-name="ce133" office:value-type="float" office:value="15" calcext:value-type="float">
            <text:p>15</text:p>
          </table:table-cell>
          <table:table-cell table:style-name="ce39" table:formula="of:=SUM([.D37:.K37])" office:value-type="float" office:value="17" calcext:value-type="float">
            <text:p>1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7" calcext:value-type="float">
            <text:p>17</text:p>
          </table:table-cell>
          <table:table-cell table:style-name="ce39" table:formula="of:=SUM([.D39:.K39])" office:value-type="float" office:value="18" calcext:value-type="float">
            <text:p>18</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3:.K4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office:value-type="float" office:value="14" calcext:value-type="float">
            <text:p>14</text:p>
          </table:table-cell>
          <table:table-cell table:style-name="ce164" office:value-type="float" office:value="1" calcext:value-type="float">
            <text:p>1</text:p>
          </table:table-cell>
          <table:table-cell table:style-name="ce134" office:value-type="float" office:value="3" calcext:value-type="float">
            <text:p>3</text:p>
          </table:table-cell>
          <table:table-cell table:style-name="ce49"/>
          <table:table-cell table:style-name="ce134"/>
          <table:table-cell table:style-name="ce134" office:value-type="float" office:value="66" calcext:value-type="float">
            <text:p>66</text:p>
          </table:table-cell>
          <table:table-cell table:style-name="ce39" table:formula="of:=SUM([.D47:.K47])" office:value-type="float" office:value="84" calcext:value-type="float">
            <text:p>8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3" calcext:value-type="float">
            <text:p>3</text:p>
          </table:table-cell>
          <table:table-cell table:style-name="ce39" table:formula="of:=SUM([.D53:.K53])" office:value-type="float" office:value="5" calcext:value-type="float">
            <text:p>5</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197" office:value-type="string" calcext:value-type="string">
            <text:p>4(+)</text:p>
          </table:table-cell>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8" calcext:value-type="float">
            <text:p>8</text:p>
          </table:table-cell>
          <table:table-cell table:style-name="ce39" table:formula="of:=SUM([.D57:.K57])" office:value-type="float" office:value="8" calcext:value-type="float">
            <text:p>8</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0:.K60])" office:value-type="float" office:value="2" calcext:value-type="float">
            <text:p>2</text:p>
          </table:table-cell>
          <table:table-cell table:style-name="ce196"/>
          <table:table-cell table:style-name="ce69" table:formula="of:=SUM([.L18:.L59])" office:value-type="float" office:value="162" calcext:value-type="float">
            <text:p>162</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198" office:value-type="string" calcext:value-type="string">
            <text:p>FT</text:p>
          </table:table-cell>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6" calcext:value-type="float">
            <text:p>6</text:p>
          </table:table-cell>
          <table:table-cell table:style-name="ce39" table:formula="of:=SUM([.D64:.K64])" office:value-type="float" office:value="6" calcext:value-type="float">
            <text:p>6</text:p>
          </table:table-cell>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66:.K66])" office:value-type="float" office:value="0" calcext:value-type="float">
            <text:p>0</text:p>
          </table:table-cell>
          <table:table-cell/>
          <table:table-cell table:style-name="ce69" table:formula="of:=SUM([.L18:.L66])" office:value-type="float" office:value="171" calcext:value-type="float">
            <text:p>171</text:p>
          </table:table-cell>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7])" office:value-type="float" office:value="0" calcext:value-type="float">
            <text:p>0</text:p>
          </table:table-cell>
          <table:table-cell table:style-name="ce39" table:formula="of:=SUM([.E18:.E67])" office:value-type="float" office:value="3" calcext:value-type="float">
            <text:p>3</text:p>
          </table:table-cell>
          <table:table-cell table:style-name="ce133" table:formula="of:=SUM([.F18:.F67])" office:value-type="float" office:value="19" calcext:value-type="float">
            <text:p>19</text:p>
          </table:table-cell>
          <table:table-cell table:style-name="ce133" table:formula="of:=SUM([.G18:.G67])" office:value-type="float" office:value="2" calcext:value-type="float">
            <text:p>2</text:p>
          </table:table-cell>
          <table:table-cell table:style-name="ce133" table:formula="of:=SUM([.H18:.H67])" office:value-type="float" office:value="4" calcext:value-type="float">
            <text:p>4</text:p>
          </table:table-cell>
          <table:table-cell table:style-name="ce39" table:formula="of:=SUM([.I18:.I67])" office:value-type="float" office:value="0" calcext:value-type="float">
            <text:p>0</text:p>
          </table:table-cell>
          <table:table-cell table:style-name="ce133" table:formula="of:=SUM([.J18:.J67])" office:value-type="float" office:value="5" calcext:value-type="float">
            <text:p>5</text:p>
          </table:table-cell>
          <table:table-cell table:style-name="ce133" table:formula="of:=SUM([.K18:.K67])" office:value-type="float" office:value="138" calcext:value-type="float">
            <text:p>138</text:p>
          </table:table-cell>
          <table:table-cell table:style-name="ce39" table:formula="of:=SUM([.L18:.L67])" office:value-type="float" office:value="171" calcext:value-type="float">
            <text:p>171</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3" table:style-name="ce136" office:value-type="float" office:value="3" calcext:value-type="float">
            <text:p>3</text:p>
          </table:table-cell>
          <table:table-cell table:style-name="ce43" office:value-type="float" office:value="2" calcext:value-type="float">
            <text:p>2</text:p>
          </table:table-cell>
          <table:table-cell table:style-name="ce136" office:value-type="float" office:value="2" calcext:value-type="float">
            <text:p>2</text:p>
          </table:table-cell>
          <table:table-cell table:style-name="ce136" office:value-type="float" office:value="3" calcext:value-type="float">
            <text:p>3</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4_agosto_15_2019.C77" table:end-x="13.44mm" table:end-y="1.17mm" draw:z-index="4" draw:name="CustomShape 1" draw:style-name="gr1" draw:text-style-name="P1" svg:width="65.55mm" svg:height="37.05mm" svg:x="4.18mm" svg:y="3.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4_agosto_15_2019.E77" table:end-x="2.01mm" table:end-y="1.43mm" draw:z-index="8" draw:name="CustomShape 1" draw:style-name="gr2" draw:text-style-name="P1" svg:width="66.56mm" svg:height="37.05mm" svg:x="27.14mm" svg:y="3.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C72" table:end-x="12.88mm" table:end-y="8.04mm" draw:z-index="14" draw:name="CustomShape 1" draw:style-name="gr3" draw:text-style-name="P3" svg:width="7.88mm" svg:height="10.65mm" svg:x="5.02mm" svg:y="3.5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E72" table:end-x="2.57mm" table:end-y="8.43mm" draw:z-index="1" draw:name="CustomShape 1" draw:style-name="gr4" draw:text-style-name="P3" svg:width="16.91mm" svg:height="11.36mm" svg:x="17.25mm" svg:y="3.2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G77" table:end-x="8.39mm" table:end-y="1.01mm" draw:z-index="6" draw:name="CustomShape 1" draw:style-name="gr5" draw:text-style-name="P1" svg:width="58.37mm" svg:height="37.05mm" svg:x="13.17mm" svg:y="3.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G72" table:end-x="7.52mm" table:end-y="8.43mm" draw:z-index="15" draw:name="CustomShape 1" draw:style-name="gr6" draw:text-style-name="P3" svg:width="15.76mm" svg:height="11.2mm" svg:x="23.34mm" svg:y="3.3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I77" table:end-x="12.26mm" table:end-y="1.06mm" draw:z-index="11" draw:name="CustomShape 1" draw:style-name="gr7" draw:text-style-name="P1" svg:width="59.16mm" svg:height="37.05mm" svg:x="16.25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4_agosto_15_2019.K77" table:end-x="19.26mm" table:end-y="1.49mm" draw:z-index="2" draw:name="CustomShape 1" draw:style-name="gr8" draw:text-style-name="P1" svg:width="59.35mm" svg:height="37.05mm" svg:x="23.07mm" svg:y="3.6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I72" table:end-x="11.54mm" table:end-y="8.6mm" draw:z-index="16" draw:name="CustomShape 1" draw:style-name="gr9" draw:text-style-name="P3" svg:width="9mm" svg:height="10.84mm" svg:x="2.54mm" svg:y="3.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4_agosto_15_2019.K72" table:end-x="18.66mm" table:end-y="8.43mm" draw:z-index="0" draw:name="CustomShape 1" draw:style-name="gr10" draw:text-style-name="P3" svg:width="8.89mm" svg:height="9.93mm" svg:x="9.79mm" svg:y="4.6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8mm" svg:y="1.22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7mm" svg:y="0.63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61mm">
              <draw:image xlink:href="Pictures/10000201000000FE000000E6BF4049505BA4DF50.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5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14mm" svg:y="2.08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8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3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2" office:value-type="string" calcext:value-type="string" table:number-columns-spanned="11" table:number-rows-spanned="3">
            <text:p>Mañana calurosa aunque no excesiva, pocas mariposas aunque vuelvo a ver la iphiclides y la didyma (esta la habia visto ayer fuera de transecto 4 ejemplares)</text:p>
          </table:table-cell>
          <table:covered-table-cell table:number-columns-repeated="3" table:style-name="ce92"/>
          <table:covered-table-cell table:number-columns-repeated="3"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covered-table-cell table:number-columns-repeated="4" table:style-name="ce92"/>
          <table:covered-table-cell table:number-columns-repeated="3"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covered-table-cell table:number-columns-repeated="4" table:style-name="ce92"/>
          <table:covered-table-cell table:number-columns-repeated="3"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3">
          <table:table-cell table:number-columns-repeated="1024"/>
        </table:table-row>
        <table:table-row table:style-name="ro1">
          <table:table-cell table:number-columns-repeated="1024"/>
        </table:table-row>
      </table:table>
      <table:table table:name="s23_agosto_06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4" table:style-name="ce97"/>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06" calcext:value-type="date" table:number-columns-spanned="2" table:number-rows-spanned="1">
            <text:p>06-08-19</text:p>
          </table:table-cell>
          <table:covered-table-cell table:style-name="ce28"/>
          <table:table-cell table:style-name="ce7" office:value-type="string" calcext:value-type="string">
            <text:p>SEMANA</text:p>
          </table:table-cell>
          <table:table-cell table:style-name="ce36" office:value-type="float" office:value="23" calcext:value-type="float" table:number-columns-spanned="2" table:number-rows-spanned="1">
            <text:p>23</text:p>
          </table:table-cell>
          <table:covered-table-cell table:style-name="ce36"/>
          <table:table-cell table:style-name="ce124" table:number-columns-spanned="2" table:number-rows-spanned="1"/>
          <table:covered-table-cell table:style-name="ce141"/>
          <table:table-cell table:style-name="ce146" office:value-type="time" office:time-value="PT08H15M00S" calcext:value-type="time">
            <text:p>8:15</text:p>
          </table:table-cell>
          <table:table-cell table:style-name="ce176"/>
          <table:table-cell table:style-name="ce150" office:value-type="float" office:value="13" calcext:value-type="float">
            <text:p>13</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31</text:p>
          </table:table-cell>
          <table:covered-table-cell table:style-name="ce104"/>
          <table:table-cell table:style-name="ce218" office:value-type="string" calcext:value-type="string" table:number-columns-spanned="3" table:number-rows-spanned="1">
            <text:p>VEL. DEL VIENTO INICIAL / FINAL </text:p>
          </table:table-cell>
          <table:covered-table-cell table:style-name="ce218"/>
          <table:covered-table-cell table:style-name="ce143"/>
          <table:table-cell table:style-name="ce52" office:value-type="string" calcext:value-type="string">
            <text:p>0 / 1</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19" office:value-type="string" calcext:value-type="string" table:number-columns-spanned="3" table:number-rows-spanned="1">
            <text:p>VELOCIDAD DEL VIENTO MEDIA</text:p>
          </table:table-cell>
          <table:covered-table-cell table:style-name="ce219"/>
          <table:covered-table-cell table:style-name="ce148"/>
          <table:table-cell table:style-name="ce36" office:value-type="float" office:value="0" calcext:value-type="float">
            <text:p>0</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4"/>
          <table:covered-table-cell table:style-name="ce35"/>
          <table:covered-table-cell table:number-columns-repeated="2" table:style-name="ce154"/>
          <table:covered-table-cell table:style-name="ce35"/>
          <table:table-cell table:number-columns-repeated="1012"/>
        </table:table-row>
        <table:table-row table:style-name="ro1">
          <table:table-cell/>
          <table:covered-table-cell table:number-columns-repeated="6" table:style-name="ce35"/>
          <table:covered-table-cell table:style-name="ce154"/>
          <table:covered-table-cell table:style-name="ce35"/>
          <table:covered-table-cell table:number-columns-repeated="2" table:style-name="ce154"/>
          <table:covered-table-cell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3" table:style-name="ce108"/>
          <table:covered-table-cell table:style-name="ce130"/>
          <table:covered-table-cell table:style-name="ce108"/>
          <table:covered-table-cell table:number-columns-repeated="2" table:style-name="ce130"/>
          <table:covered-table-cell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4" calcext:value-type="float">
            <text:p>4</text:p>
          </table:table-cell>
          <table:table-cell table:style-name="ce39" table:formula="of:=SUM([.D18:.K18])" office:value-type="float" office:value="6" calcext:value-type="float">
            <text:p>6</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4" calcext:value-type="float">
            <text:p>4</text:p>
          </table:table-cell>
          <table:table-cell table:style-name="ce39"/>
          <table:table-cell table:style-name="ce133"/>
          <table:table-cell table:style-name="ce133" office:value-type="float" office:value="8" calcext:value-type="float">
            <text:p>8</text:p>
          </table:table-cell>
          <table:table-cell table:style-name="ce39" table:formula="of:=SUM([.D22:.K22])" office:value-type="float" office:value="12" calcext:value-type="float">
            <text:p>1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office:value-type="float" office:value="1" calcext:value-type="float">
            <text:p>1</text:p>
          </table:table-cell>
          <table:table-cell table:style-name="ce133" office:value-type="float" office:value="2" calcext:value-type="float">
            <text:p>2</text:p>
          </table:table-cell>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7" calcext:value-type="float">
            <text:p>7</text:p>
          </table:table-cell>
          <table:table-cell table:style-name="ce39" table:formula="of:=SUM([.D35:.K35])" office:value-type="float" office:value="8" calcext:value-type="float">
            <text:p>8</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3" calcext:value-type="float">
            <text:p>13</text:p>
          </table:table-cell>
          <table:table-cell table:style-name="ce39" table:formula="of:=SUM([.D37:.K37])" office:value-type="float" office:value="13" calcext:value-type="float">
            <text:p>13</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2" calcext:value-type="float">
            <text:p>2</text:p>
          </table:table-cell>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6" calcext:value-type="float">
            <text:p>6</text:p>
          </table:table-cell>
          <table:table-cell table:style-name="ce39" table:formula="of:=SUM([.D39:.K39])" office:value-type="float" office:value="7" calcext:value-type="float">
            <text:p>7</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3:.K43])" office:value-type="float" office:value="1" calcext:value-type="float">
            <text:p>1</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43" calcext:value-type="float">
            <text:p>43</text:p>
          </table:table-cell>
          <table:table-cell table:style-name="ce119" office:value-type="float" office:value="4" calcext:value-type="float">
            <text:p>4</text:p>
          </table:table-cell>
          <table:table-cell table:style-name="ce134" office:value-type="float" office:value="11" calcext:value-type="float">
            <text:p>11</text:p>
          </table:table-cell>
          <table:table-cell table:style-name="ce49"/>
          <table:table-cell table:style-name="ce134"/>
          <table:table-cell table:style-name="ce134" office:value-type="float" office:value="67" calcext:value-type="float">
            <text:p>67</text:p>
          </table:table-cell>
          <table:table-cell table:style-name="ce39" table:formula="of:=SUM([.D47:.K47])" office:value-type="float" office:value="125" calcext:value-type="float">
            <text:p>12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7" calcext:value-type="float">
            <text:p>7</text:p>
          </table:table-cell>
          <table:table-cell table:style-name="ce39" table:formula="of:=SUM([.D53:.K53])" office:value-type="float" office:value="7" calcext:value-type="float">
            <text:p>7</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2" calcext:value-type="float">
            <text:p>2</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69" table:number-columns-repeated="1012"/>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table-cell table:style-name="ce134" office:value-type="float" office:value="1" calcext:value-type="float">
            <text:p>1</text:p>
          </table:table-cell>
          <table:table-cell table:style-name="ce39" table:formula="of:=SUM([.D60:.K60])" office:value-type="float" office:value="2" calcext:value-type="float">
            <text:p>2</text:p>
          </table:table-cell>
          <table:table-cell table:style-name="ce69"/>
          <table:table-cell table:style-name="ce69" table:formula="of:=SUM([.L18:.L59])" office:value-type="float" office:value="200" calcext:value-type="float">
            <text:p>200</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1:.K61])" office:value-type="float" office:value="1" calcext:value-type="float">
            <text:p>1</text:p>
          </table:table-cell>
          <table:table-cell table:style-name="ce69" table:number-columns-repeated="1012"/>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2:.K62])" office:value-type="float" office:value="1" calcext:value-type="float">
            <text:p>1</text:p>
          </table:table-cell>
          <table:table-cell table:style-name="ce69" table:number-columns-repeated="1012"/>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3:.K63])"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65:.K65])" office:value-type="float" office:value="0" calcext:value-type="float">
            <text:p>0</text:p>
          </table:table-cell>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6])" office:value-type="float" office:value="0" calcext:value-type="float">
            <text:p>0</text:p>
          </table:table-cell>
          <table:table-cell table:style-name="ce39" table:formula="of:=SUM([.E18:.E66])" office:value-type="float" office:value="2" calcext:value-type="float">
            <text:p>2</text:p>
          </table:table-cell>
          <table:table-cell table:style-name="ce39" table:formula="of:=SUM([.F18:.F66])" office:value-type="float" office:value="52" calcext:value-type="float">
            <text:p>52</text:p>
          </table:table-cell>
          <table:table-cell table:style-name="ce39" table:formula="of:=SUM([.G18:.G66])" office:value-type="float" office:value="4" calcext:value-type="float">
            <text:p>4</text:p>
          </table:table-cell>
          <table:table-cell table:style-name="ce133" table:formula="of:=SUM([.H18:.H66])" office:value-type="float" office:value="19" calcext:value-type="float">
            <text:p>19</text:p>
          </table:table-cell>
          <table:table-cell table:style-name="ce39" table:formula="of:=SUM([.I18:.I66])" office:value-type="float" office:value="0" calcext:value-type="float">
            <text:p>0</text:p>
          </table:table-cell>
          <table:table-cell table:style-name="ce133" table:formula="of:=SUM([.J18:.J66])" office:value-type="float" office:value="1" calcext:value-type="float">
            <text:p>1</text:p>
          </table:table-cell>
          <table:table-cell table:style-name="ce133" table:formula="of:=SUM([.K18:.K66])" office:value-type="float" office:value="127" calcext:value-type="float">
            <text:p>127</text:p>
          </table:table-cell>
          <table:table-cell table:style-name="ce39" table:formula="of:=SUM([.L18:.L66])" office:value-type="float" office:value="205" calcext:value-type="float">
            <text:p>20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4" calcext:value-type="float">
            <text:p>4</text:p>
          </table:table-cell>
          <table:table-cell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3_agosto_06_2019.C76" table:end-x="13.44mm" table:end-y="1.17mm" draw:z-index="4" draw:name="CustomShape 1" draw:style-name="gr12" draw:text-style-name="P1" svg:width="65.55mm" svg:height="37.14mm" svg:x="4.18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3_agosto_06_2019.E76" table:end-x="2.01mm" table:end-y="1.43mm" draw:z-index="8" draw:name="CustomShape 1" draw:style-name="gr13" draw:text-style-name="P1" svg:width="66.56mm" svg:height="37.14mm" svg:x="27.14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C71" table:end-x="12.88mm" table:end-y="8.04mm" draw:z-index="14" draw:name="CustomShape 1" draw:style-name="gr14" draw:text-style-name="P3" svg:width="7.88mm" svg:height="10.74mm" svg:x="5.02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E71" table:end-x="2.57mm" table:end-y="8.43mm" draw:z-index="1" draw:name="CustomShape 1" draw:style-name="gr15" draw:text-style-name="P3" svg:width="16.91mm" svg:height="11.45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6" table:end-x="8.39mm" table:end-y="1.01mm" draw:z-index="6" draw:name="CustomShape 1" draw:style-name="gr16" draw:text-style-name="P1" svg:width="58.37mm" svg:height="37.14mm" svg:x="13.17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1" table:end-x="7.52mm" table:end-y="8.43mm" draw:z-index="15" draw:name="CustomShape 1" draw:style-name="gr17" draw:text-style-name="P3" svg:width="15.76mm" svg:height="11.29mm" svg:x="23.34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I76" table:end-x="12.26mm" table:end-y="1.06mm" draw:z-index="11" draw:name="CustomShape 1" draw:style-name="gr18"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3_agosto_06_2019.K76" table:end-x="19.26mm" table:end-y="1.49mm" draw:z-index="2" draw:name="CustomShape 1" draw:style-name="gr19" draw:text-style-name="P1" svg:width="59.35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I71" table:end-x="11.54mm" table:end-y="8.6mm" draw:z-index="16" draw:name="CustomShape 1" draw:style-name="gr20" draw:text-style-name="P3" svg:width="9mm" svg:height="10.93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3_agosto_06_2019.K71" table:end-x="18.66mm" table:end-y="8.43mm" draw:z-index="0" draw:name="CustomShape 1" draw:style-name="gr21" draw:text-style-name="P3" svg:width="8.89mm" svg:height="10.02mm" svg:x="9.79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8mm" svg:y="1.11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7mm" svg:y="0.52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5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14mm" svg:y="1.97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6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4mm">
              <draw:image xlink:href="Pictures/100002010000008F0000007F3706698F53050FB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2" office:value-type="string" calcext:value-type="string" table:number-columns-spanned="11" table:number-rows-spanned="3">
            <text:p>Salgo pronto por la mañana por el calor, sigue bajando el numero de mariposas ….. esta todo muy seco </text:p>
          </table:table-cell>
          <table:covered-table-cell table:number-columns-repeated="5" table:style-name="ce92"/>
          <table:covered-table-cell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covered-table-cell table:number-columns-repeated="6" table:style-name="ce92"/>
          <table:covered-table-cell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covered-table-cell table:number-columns-repeated="6" table:style-name="ce92"/>
          <table:covered-table-cell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4">
          <table:table-cell table:number-columns-repeated="1024"/>
        </table:table-row>
        <table:table-row table:style-name="ro1">
          <table:table-cell table:number-columns-repeated="1024"/>
        </table:table-row>
      </table:table>
      <table:table table:name="s22_julio_3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4" table:style-name="ce97"/>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30/ 07/2019</text:p>
          </table:table-cell>
          <table:covered-table-cell table:style-name="ce28"/>
          <table:table-cell table:style-name="ce7" office:value-type="string" calcext:value-type="string">
            <text:p>SEMANA</text:p>
          </table:table-cell>
          <table:table-cell table:style-name="ce36" office:value-type="float" office:value="22" calcext:value-type="float" table:number-columns-spanned="2" table:number-rows-spanned="1">
            <text:p>22</text:p>
          </table:table-cell>
          <table:covered-table-cell table:style-name="ce36"/>
          <table:table-cell table:style-name="ce124" table:number-columns-spanned="2" table:number-rows-spanned="1"/>
          <table:covered-table-cell table:style-name="ce141"/>
          <table:table-cell table:style-name="ce146" office:value-type="time" office:time-value="PT10H00M00S" calcext:value-type="time">
            <text:p>10:00</text:p>
          </table:table-cell>
          <table:table-cell table:style-name="ce176"/>
          <table:table-cell table:style-name="ce150" office:value-type="float" office:value="15" calcext:value-type="float">
            <text:p>15</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text:s/>30</text:p>
          </table:table-cell>
          <table:covered-table-cell table:style-name="ce104"/>
          <table:table-cell table:style-name="ce218" office:value-type="string" calcext:value-type="string" table:number-columns-spanned="3" table:number-rows-spanned="1">
            <text:p>VEL. DEL VIENTO INICIAL / FINAL </text:p>
          </table:table-cell>
          <table:covered-table-cell table:style-name="ce218"/>
          <table:covered-table-cell table:style-name="ce143"/>
          <table:table-cell table:style-name="ce52" office:value-type="string" calcext:value-type="string">
            <text:p>2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19" office:value-type="string" calcext:value-type="string" table:number-columns-spanned="3" table:number-rows-spanned="1">
            <text:p>VELOCIDAD DEL VIENTO MEDIA</text:p>
          </table:table-cell>
          <table:covered-table-cell table:style-name="ce219"/>
          <table:covered-table-cell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4"/>
          <table:covered-table-cell table:style-name="ce35"/>
          <table:covered-table-cell table:number-columns-repeated="2" table:style-name="ce154"/>
          <table:covered-table-cell table:style-name="ce35"/>
          <table:table-cell table:number-columns-repeated="1012"/>
        </table:table-row>
        <table:table-row table:style-name="ro1">
          <table:table-cell/>
          <table:covered-table-cell table:number-columns-repeated="6" table:style-name="ce35"/>
          <table:covered-table-cell table:style-name="ce154"/>
          <table:covered-table-cell table:style-name="ce35"/>
          <table:covered-table-cell table:number-columns-repeated="2" table:style-name="ce154"/>
          <table:covered-table-cell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3" table:style-name="ce108"/>
          <table:covered-table-cell table:style-name="ce130"/>
          <table:covered-table-cell table:style-name="ce108"/>
          <table:covered-table-cell table:number-columns-repeated="2" table:style-name="ce130"/>
          <table:covered-table-cell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style-name="ce133"/>
          <table:table-cell table:style-name="ce133" office:value-type="float" office:value="7" calcext:value-type="float">
            <text:p>7</text:p>
          </table:table-cell>
          <table:table-cell table:style-name="ce39" table:formula="of:=SUM([.D18:.K18])" office:value-type="float" office:value="9" calcext:value-type="float">
            <text:p>9</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number-columns-repeated="2" table:style-name="ce133" office:value-type="float" office:value="1" calcext:value-type="float">
            <text:p>1</text:p>
          </table:table-cell>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6" calcext:value-type="float">
            <text:p>6</text:p>
          </table:table-cell>
          <table:table-cell table:style-name="ce39"/>
          <table:table-cell table:style-name="ce133" office:value-type="float" office:value="1" calcext:value-type="float">
            <text:p>1</text:p>
          </table:table-cell>
          <table:table-cell table:style-name="ce133" office:value-type="float" office:value="16" calcext:value-type="float">
            <text:p>16</text:p>
          </table:table-cell>
          <table:table-cell table:style-name="ce39" table:formula="of:=SUM([.D22:.K22])" office:value-type="float" office:value="23" calcext:value-type="float">
            <text:p>2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table:number-columns-repeated="2"/>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1" calcext:value-type="float">
            <text:p>11</text:p>
          </table:table-cell>
          <table:table-cell table:style-name="ce39" table:formula="of:=SUM([.D37:.K37])" office:value-type="float" office:value="11" calcext:value-type="float">
            <text:p>1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1" calcext:value-type="float">
            <text:p>1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number-columns-repeated="2"/>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number-columns-repeated="2" table:style-name="ce134" office:value-type="float" office:value="1" calcext:value-type="float">
            <text:p>1</text:p>
          </table:table-cell>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5" calcext:value-type="float">
            <text:p>5</text:p>
          </table:table-cell>
          <table:table-cell table:style-name="ce39" office:value-type="float" office:value="6" calcext:value-type="float">
            <text:p>6</text:p>
          </table:table-cell>
          <table:table-cell table:style-name="ce49" office:value-type="float" office:value="57" calcext:value-type="float">
            <text:p>57</text:p>
          </table:table-cell>
          <table:table-cell table:style-name="ce119" office:value-type="float" office:value="2" calcext:value-type="float">
            <text:p>2</text:p>
          </table:table-cell>
          <table:table-cell table:style-name="ce134" office:value-type="float" office:value="8" calcext:value-type="float">
            <text:p>8</text:p>
          </table:table-cell>
          <table:table-cell table:style-name="ce49"/>
          <table:table-cell table:style-name="ce134"/>
          <table:table-cell table:style-name="ce134" office:value-type="float" office:value="37" calcext:value-type="float">
            <text:p>37</text:p>
          </table:table-cell>
          <table:table-cell table:style-name="ce39" table:formula="of:=SUM([.D47:.K47])" office:value-type="float" office:value="115" calcext:value-type="float">
            <text:p>11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2" calcext:value-type="float">
            <text:p>2</text:p>
          </table:table-cell>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table-cell table:style-name="ce134"/>
          <table:table-cell table:style-name="ce49"/>
          <table:table-cell table:style-name="ce134"/>
          <table:table-cell table:style-name="ce134" office:value-type="float" office:value="3" calcext:value-type="float">
            <text:p>3</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number-columns-repeated="2"/>
          <table:table-cell table:style-name="ce39" table:formula="of:=SUM([.D58:.K58])" office:value-type="float" office:value="1" calcext:value-type="float">
            <text:p>1</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69"/>
          <table:table-cell table:style-name="ce69" table:formula="of:=SUM([.L18:.L59])" office:value-type="float" office:value="203" calcext:value-type="float">
            <text:p>203</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3])" office:value-type="float" office:value="6" calcext:value-type="float">
            <text:p>6</text:p>
          </table:table-cell>
          <table:table-cell table:style-name="ce39" table:formula="of:=SUM([.E18:.E63])" office:value-type="float" office:value="8" calcext:value-type="float">
            <text:p>8</text:p>
          </table:table-cell>
          <table:table-cell table:style-name="ce39" table:formula="of:=SUM([.F18:.F63])" office:value-type="float" office:value="67" calcext:value-type="float">
            <text:p>67</text:p>
          </table:table-cell>
          <table:table-cell table:style-name="ce39" table:formula="of:=SUM([.G18:.G63])" office:value-type="float" office:value="2" calcext:value-type="float">
            <text:p>2</text:p>
          </table:table-cell>
          <table:table-cell table:style-name="ce39" table:formula="of:=SUM([.H18:.H63])" office:value-type="float" office:value="20" calcext:value-type="float">
            <text:p>20</text:p>
          </table:table-cell>
          <table:table-cell table:style-name="ce39" table:formula="of:=SUM([.I18:.I63])" office:value-type="float" office:value="0" calcext:value-type="float">
            <text:p>0</text:p>
          </table:table-cell>
          <table:table-cell table:style-name="ce133" table:formula="of:=SUM([.J18:.J63])" office:value-type="float" office:value="3" calcext:value-type="float">
            <text:p>3</text:p>
          </table:table-cell>
          <table:table-cell table:style-name="ce133" table:formula="of:=SUM([.K18:.K63])" office:value-type="float" office:value="97" calcext:value-type="float">
            <text:p>97</text:p>
          </table:table-cell>
          <table:table-cell table:style-name="ce39" table:formula="of:=SUM([.L18:.L63])"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2" calcext:value-type="float">
            <text:p>2</text:p>
          </table:table-cell>
          <table:table-cell table:style-name="ce136" office:value-type="float" office:value="2" calcext:value-type="float">
            <text:p>2</text:p>
          </table:table-cell>
          <table:table-cell table:style-name="ce43" office:value-type="float" office:value="3" calcext:value-type="float">
            <text:p>3</text:p>
          </table:table-cell>
          <table:table-cell table:style-name="ce136" office:value-type="float" office:value="3" calcext:value-type="float">
            <text:p>3</text:p>
          </table:table-cell>
          <table:table-cell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2_julio_30_2019.C73" table:end-x="13.44mm" table:end-y="1.17mm" draw:z-index="4" draw:name="CustomShape 1" draw:style-name="gr22" draw:text-style-name="P1" svg:width="65.55mm" svg:height="36.97mm" svg:x="4.18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2_julio_30_2019.E73" table:end-x="2.01mm" table:end-y="1.43mm" draw:z-index="8" draw:name="CustomShape 1" draw:style-name="gr23" draw:text-style-name="P1" svg:width="66.56mm" svg:height="36.97mm" svg:x="27.14mm" svg:y="3.6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C68" table:end-x="12.88mm" table:end-y="8.04mm" draw:z-index="14" draw:name="CustomShape 1" draw:style-name="gr24" draw:text-style-name="P3" svg:width="7.88mm" svg:height="10.59mm" svg:x="5.02mm" svg:y="3.5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E68" table:end-x="2.57mm" table:end-y="8.43mm" draw:z-index="1" draw:name="CustomShape 1" draw:style-name="gr25" draw:text-style-name="P3" svg:width="16.91mm" svg:height="11.3mm" svg:x="17.25mm" svg:y="3.2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73" table:end-x="8.39mm" table:end-y="1.01mm" draw:z-index="6" draw:name="CustomShape 1" draw:style-name="gr26" draw:text-style-name="P1" svg:width="58.37mm" svg:height="36.97mm" svg:x="13.17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68" table:end-x="7.52mm" table:end-y="8.43mm" draw:z-index="15" draw:name="CustomShape 1" draw:style-name="gr27" draw:text-style-name="P3" svg:width="15.76mm" svg:height="11.14mm" svg:x="23.34mm" svg:y="3.4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I73" table:end-x="12.26mm" table:end-y="1.06mm" draw:z-index="11" draw:name="CustomShape 1" draw:style-name="gr28" draw:text-style-name="P1" svg:width="59.16mm" svg:height="36.97mm" svg:x="16.25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2_julio_30_2019.K73" table:end-x="19.26mm" table:end-y="1.49mm" draw:z-index="2" draw:name="CustomShape 1" draw:style-name="gr29" draw:text-style-name="P1" svg:width="59.35mm" svg:height="36.97mm" svg:x="23.07mm" svg:y="3.7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I68" table:end-x="11.54mm" table:end-y="8.6mm" draw:z-index="16" draw:name="CustomShape 1" draw:style-name="gr30" draw:text-style-name="P3" svg:width="9mm" svg:height="10.78mm" svg:x="2.54mm" svg:y="3.9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2_julio_30_2019.K68" table:end-x="18.66mm" table:end-y="8.43mm" draw:z-index="0" draw:name="CustomShape 1" draw:style-name="gr31" draw:text-style-name="P3" svg:width="8.89mm" svg:height="9.87mm" svg:x="9.79mm" svg:y="4.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8mm" svg:y="1.28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7mm" svg:y="0.69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67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1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14mm" svg:y="2.14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86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3706698F53050FB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2" office:value-type="string" calcext:value-type="string" table:number-columns-spanned="11" table:number-rows-spanned="3">
            <text:p>Aprovecho que no hacia mucho calor y hago todo el recorrido, poca historia, han desaparecido las pyronias asi que a partir de ahora no se que quedara ….</text:p>
          </table:table-cell>
          <table:covered-table-cell table:number-columns-repeated="5" table:style-name="ce92"/>
          <table:covered-table-cell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covered-table-cell table:number-columns-repeated="6" table:style-name="ce92"/>
          <table:covered-table-cell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covered-table-cell table:number-columns-repeated="6" table:style-name="ce92"/>
          <table:covered-table-cell table:style-name="ce163"/>
          <table:covered-table-cell table:style-name="ce92"/>
          <table:covered-table-cell table:number-columns-repeated="2" table:style-name="ce163"/>
          <table:covered-table-cell table:style-name="ce92"/>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22" draw:text-style-name="P1" svg:width="65.55mm" svg:height="36.97mm" svg:x="4.18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23" draw:text-style-name="P1" svg:width="66.56mm" svg:height="36.97mm" svg:x="27.14mm" svg:y="3.6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24" draw:text-style-name="P3" svg:width="7.88mm" svg:height="10.59mm" svg:x="5.02mm" svg:y="3.5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25" draw:text-style-name="P3" svg:width="16.91mm" svg:height="11.3mm" svg:x="17.25mm" svg:y="3.2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26" draw:text-style-name="P1" svg:width="58.37mm" svg:height="36.97mm" svg:x="13.17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27" draw:text-style-name="P3" svg:width="15.76mm" svg:height="11.14mm" svg:x="23.34mm" svg:y="3.4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28" draw:text-style-name="P1" svg:width="59.16mm" svg:height="36.97mm" svg:x="16.25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29" draw:text-style-name="P1" svg:width="59.35mm" svg:height="36.97mm" svg:x="23.07mm" svg:y="3.7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30" draw:text-style-name="P3" svg:width="9mm" svg:height="10.78mm" svg:x="2.54mm" svg:y="3.9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31" draw:text-style-name="P3" svg:width="8.89mm" svg:height="9.87mm" svg:x="9.79mm" svg:y="4.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8mm" svg:y="1.28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7mm" svg:y="0.69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67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4mm" svg:y="2.1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32" draw:text-style-name="P1" svg:width="65.54mm" svg:height="36.96mm" svg:x="4.1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33" draw:text-style-name="P1" svg:width="66.55mm" svg:height="36.96mm" svg:x="27.13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34" draw:text-style-name="P3" svg:width="7.87mm" svg:height="10.6mm" svg:x="5.01mm" svg:y="3.5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35" draw:text-style-name="P3" svg:width="16.89mm" svg:height="11.31mm" svg:x="17.25mm" svg:y="3.2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36" draw:text-style-name="P1" svg:width="58.38mm" svg:height="36.96mm" svg:x="13.16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37" draw:text-style-name="P3" svg:width="15.77mm" svg:height="11.15mm" svg:x="23.33mm" svg:y="3.4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38" draw:text-style-name="P1" svg:width="59.16mm" svg:height="36.96mm" svg:x="16.25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39" draw:text-style-name="P1" svg:width="59.33mm" svg:height="36.96mm" svg:x="23.07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40" draw:text-style-name="P3" svg:width="9mm" svg:height="10.79mm" svg:x="2.54mm" svg:y="3.9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41" draw:text-style-name="P3" svg:width="8.88mm" svg:height="9.88mm" svg:x="9.78mm" svg:y="4.6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1.28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69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67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2.1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42" draw:text-style-name="P1" svg:width="65.54mm" svg:height="37.21mm" svg:x="4.17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43" draw:text-style-name="P1" svg:width="66.55mm" svg:height="37.21mm" svg:x="27.13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44" draw:text-style-name="P3" svg:width="7.87mm" svg:height="10.85mm" svg:x="5.01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45"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46" draw:text-style-name="P1" svg:width="58.38mm" svg:height="37.21mm" svg:x="13.16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47" draw:text-style-name="P3" svg:width="15.77mm" svg:height="11.4mm" svg:x="23.33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48" draw:text-style-name="P1" svg:width="59.16mm" svg:height="37.21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49" draw:text-style-name="P1" svg:width="59.33mm" svg:height="37.21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50"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51" draw:text-style-name="P3" svg:width="8.88mm" svg:height="10.13mm" svg:x="9.78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1.3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7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7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2.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52" draw:text-style-name="P1" svg:width="65.54mm" svg:height="36.98mm" svg:x="4.1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53" draw:text-style-name="P1" svg:width="66.55mm" svg:height="36.98mm" svg:x="27.13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34" draw:text-style-name="P3" svg:width="7.87mm" svg:height="10.6mm" svg:x="5.01mm" svg:y="3.5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35" draw:text-style-name="P3" svg:width="16.89mm" svg:height="11.31mm" svg:x="17.25mm" svg:y="3.2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54" draw:text-style-name="P1" svg:width="58.38mm" svg:height="36.98mm" svg:x="13.16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37" draw:text-style-name="P3" svg:width="15.77mm" svg:height="11.15mm" svg:x="23.33mm" svg:y="3.4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55" draw:text-style-name="P1" svg:width="59.16mm" svg:height="36.98mm" svg:x="16.25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56" draw:text-style-name="P1" svg:width="59.33mm" svg:height="36.98mm" svg:x="23.07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40" draw:text-style-name="P3" svg:width="9mm" svg:height="10.79mm" svg:x="2.54mm" svg:y="3.9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41" draw:text-style-name="P3" svg:width="8.88mm" svg:height="9.88mm" svg:x="9.78mm" svg:y="4.6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1.3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7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7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2.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El domingo llovio y cayeron 20 litros, dia seminublado no mucho calor y pocas mariposas</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41" table:number-columns-spanned="2" table:number-rows-spanned="1"/>
          <table:covered-table-cell table:style-name="ce141"/>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52" draw:text-style-name="P1" svg:width="65.54mm" svg:height="36.98mm" svg:x="4.1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53" draw:text-style-name="P1" svg:width="66.55mm" svg:height="36.98mm" svg:x="27.13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34" draw:text-style-name="P3" svg:width="7.87mm" svg:height="10.6mm" svg:x="5.01mm" svg:y="3.5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35" draw:text-style-name="P3" svg:width="16.89mm" svg:height="11.31mm" svg:x="17.25mm" svg:y="3.2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54" draw:text-style-name="P1" svg:width="58.38mm" svg:height="36.98mm" svg:x="13.16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37" draw:text-style-name="P3" svg:width="15.77mm" svg:height="11.15mm" svg:x="23.33mm" svg:y="3.4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55" draw:text-style-name="P1" svg:width="59.16mm" svg:height="36.98mm" svg:x="16.25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56" draw:text-style-name="P1" svg:width="59.33mm" svg:height="36.98mm" svg:x="23.07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40" draw:text-style-name="P3" svg:width="9mm" svg:height="10.79mm" svg:x="2.54mm" svg:y="3.9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41" draw:text-style-name="P3" svg:width="8.88mm" svg:height="9.88mm" svg:x="9.78mm" svg:y="4.6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1.3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7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7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2.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57"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2" calcext:value-type="float">
            <text:p>15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7" calcext:value-type="float">
            <text:p>157</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52" draw:text-style-name="P1" svg:width="65.54mm" svg:height="36.98mm" svg:x="4.1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53" draw:text-style-name="P1" svg:width="66.55mm" svg:height="36.98mm" svg:x="27.13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34" draw:text-style-name="P3" svg:width="7.87mm" svg:height="10.6mm" svg:x="5.01mm" svg:y="3.5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35" draw:text-style-name="P3" svg:width="16.89mm" svg:height="11.31mm" svg:x="17.25mm" svg:y="3.2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54" draw:text-style-name="P1" svg:width="58.38mm" svg:height="36.98mm" svg:x="13.16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37" draw:text-style-name="P3" svg:width="15.77mm" svg:height="11.15mm" svg:x="23.33mm" svg:y="3.4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55" draw:text-style-name="P1" svg:width="59.16mm" svg:height="36.98mm" svg:x="16.25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56" draw:text-style-name="P1" svg:width="59.33mm" svg:height="36.98mm" svg:x="23.07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40" draw:text-style-name="P3" svg:width="9mm" svg:height="10.79mm" svg:x="2.54mm" svg:y="3.9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41" draw:text-style-name="P3" svg:width="8.88mm" svg:height="9.88mm" svg:x="9.78mm" svg:y="4.6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1.3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7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7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2.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52" draw:text-style-name="P1" svg:width="65.54mm" svg:height="36.98mm" svg:x="4.1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53" draw:text-style-name="P1" svg:width="66.55mm" svg:height="36.98mm" svg:x="27.13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34" draw:text-style-name="P3" svg:width="7.87mm" svg:height="10.6mm" svg:x="5.01mm" svg:y="3.5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35" draw:text-style-name="P3" svg:width="16.89mm" svg:height="11.31mm" svg:x="17.25mm" svg:y="3.2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54" draw:text-style-name="P1" svg:width="58.38mm" svg:height="36.98mm" svg:x="13.16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37" draw:text-style-name="P3" svg:width="15.77mm" svg:height="11.15mm" svg:x="23.33mm" svg:y="3.4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55" draw:text-style-name="P1" svg:width="59.16mm" svg:height="36.98mm" svg:x="16.25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56" draw:text-style-name="P1" svg:width="59.33mm" svg:height="36.98mm" svg:x="23.07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40" draw:text-style-name="P3" svg:width="9mm" svg:height="10.79mm" svg:x="2.54mm" svg:y="3.9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41" draw:text-style-name="P3" svg:width="8.88mm" svg:height="9.88mm" svg:x="9.78mm" svg:y="4.6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1.3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7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7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2.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41" table:number-columns-spanned="2" table:number-rows-spanned="1"/>
          <table:covered-table-cell table:style-name="ce141"/>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57"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52" draw:text-style-name="P1" svg:width="65.54mm" svg:height="36.98mm" svg:x="4.1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53" draw:text-style-name="P1" svg:width="66.55mm" svg:height="36.98mm" svg:x="27.13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34" draw:text-style-name="P3" svg:width="7.87mm" svg:height="10.6mm" svg:x="5.01mm" svg:y="3.5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35" draw:text-style-name="P3" svg:width="16.89mm" svg:height="11.31mm" svg:x="17.25mm" svg:y="3.2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54" draw:text-style-name="P1" svg:width="58.38mm" svg:height="36.98mm" svg:x="13.16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37" draw:text-style-name="P3" svg:width="15.77mm" svg:height="11.15mm" svg:x="23.33mm" svg:y="3.4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55" draw:text-style-name="P1" svg:width="59.16mm" svg:height="36.98mm" svg:x="16.25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56" draw:text-style-name="P1" svg:width="59.33mm" svg:height="36.98mm" svg:x="23.07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40" draw:text-style-name="P3" svg:width="9mm" svg:height="10.79mm" svg:x="2.54mm" svg:y="3.9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41" draw:text-style-name="P3" svg:width="8.88mm" svg:height="9.88mm" svg:x="9.78mm" svg:y="4.6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1.3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7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7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2.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41" table:number-columns-spanned="2" table:number-rows-spanned="1"/>
          <table:covered-table-cell table:style-name="ce141"/>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58" draw:text-style-name="P1" svg:width="65.54mm" svg:height="37.37mm" svg:x="4.17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59" draw:text-style-name="P1" svg:width="66.55mm" svg:height="37.37mm" svg:x="27.13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60" draw:text-style-name="P3" svg:width="7.87mm" svg:height="10.99mm" svg:x="5.01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61"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62" draw:text-style-name="P1" svg:width="58.38mm" svg:height="37.37mm" svg:x="13.16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63" draw:text-style-name="P3" svg:width="15.77mm" svg:height="11.54mm" svg:x="23.33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64"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65"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66"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67" draw:text-style-name="P3" svg:width="8.88mm" svg:height="10.27mm" svg:x="9.78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0.93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34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32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1.7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7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41" table:number-columns-spanned="2" table:number-rows-spanned="1"/>
          <table:covered-table-cell table:style-name="ce141"/>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68" draw:text-style-name="P1" svg:width="65.54mm" svg:height="37.4mm" svg:x="4.17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69" draw:text-style-name="P1" svg:width="66.55mm" svg:height="37.4mm" svg:x="27.13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70" draw:text-style-name="P3" svg:width="7.87mm" svg:height="11.01mm" svg:x="5.01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71"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72" draw:text-style-name="P1" svg:width="58.38mm" svg:height="37.4mm" svg:x="13.16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73" draw:text-style-name="P3" svg:width="15.77mm" svg:height="11.56mm" svg:x="23.33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74"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75"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76"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77" draw:text-style-name="P3" svg:width="8.88mm" svg:height="10.29mm" svg:x="9.78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0.91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32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1.7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9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78" draw:text-style-name="P1" svg:width="65.54mm" svg:height="36.84mm" svg:x="4.17mm" svg:y="3.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79" draw:text-style-name="P1" svg:width="66.55mm" svg:height="36.84mm" svg:x="27.13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80" draw:text-style-name="P3" svg:width="7.87mm" svg:height="10.46mm" svg:x="5.01mm" svg:y="3.7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81" draw:text-style-name="P3" svg:width="16.89mm" svg:height="11.17mm" svg:x="17.25mm" svg:y="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82" draw:text-style-name="P1" svg:width="58.38mm" svg:height="36.84mm" svg:x="13.16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83" draw:text-style-name="P3" svg:width="15.77mm" svg:height="11.01mm" svg:x="23.33mm" svg:y="3.5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84" draw:text-style-name="P1" svg:width="59.16mm" svg:height="36.84mm" svg:x="16.25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85" draw:text-style-name="P1" svg:width="59.33mm" svg:height="36.84mm" svg:x="23.07mm" svg:y="3.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86" draw:text-style-name="P3" svg:width="9mm" svg:height="10.65mm" svg:x="2.54mm" svg:y="4.0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87" draw:text-style-name="P3" svg:width="8.88mm" svg:height="9.74mm" svg:x="9.78mm" svg:y="4.8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7mm" svg:y="1.48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9mm" svg:y="0.89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87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2.3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9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78" draw:text-style-name="P1" svg:width="65.54mm" svg:height="36.84mm" svg:x="4.16mm" svg:y="3.5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79" draw:text-style-name="P1" svg:width="66.55mm" svg:height="36.84mm" svg:x="27.12mm" svg:y="3.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80" draw:text-style-name="P3" svg:width="7.87mm" svg:height="10.46mm" svg:x="5mm" svg:y="3.71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88" draw:text-style-name="P3" svg:width="16.88mm" svg:height="11.17mm" svg:x="17.25mm" svg:y="3.3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89" draw:text-style-name="P1" svg:width="58.39mm" svg:height="36.84mm" svg:x="13.15mm" svg:y="3.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90" draw:text-style-name="P3" svg:width="15.78mm" svg:height="11.01mm" svg:x="23.32mm" svg:y="3.5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84" draw:text-style-name="P1" svg:width="59.16mm" svg:height="36.84mm" svg:x="16.25mm" svg:y="3.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91" draw:text-style-name="P1" svg:width="59.32mm" svg:height="36.84mm" svg:x="23.07mm" svg:y="3.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86" draw:text-style-name="P3" svg:width="9mm" svg:height="10.65mm" svg:x="2.54mm" svg:y="4.0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87" draw:text-style-name="P3" svg:width="8.88mm" svg:height="9.74mm" svg:x="9.77mm" svg:y="4.82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6mm" svg:y="1.47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8mm" svg:y="0.88mm">
              <draw:image xlink:href="Pictures/10000201000000FA000000DE5A030FF6D132387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2mm" svg:y="0.86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2mm" svg:y="2.3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05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92" draw:text-style-name="P1" svg:width="65.54mm" svg:height="37.44mm" svg:x="4.15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93" draw:text-style-name="P1" svg:width="66.55mm" svg:height="37.44mm" svg:x="27.11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94" draw:text-style-name="P3" svg:width="7.87mm" svg:height="11.06mm" svg:x="4.99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95"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96" draw:text-style-name="P1" svg:width="58.4mm" svg:height="37.44mm" svg:x="13.14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97" draw:text-style-name="P3" svg:width="15.79mm" svg:height="11.61mm" svg:x="23.31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9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99"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10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101" draw:text-style-name="P3" svg:width="8.88mm" svg:height="10.34mm" svg:x="9.7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5mm" svg:y="0.8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7mm" svg:y="0.25mm">
              <draw:image xlink:href="Pictures/10000201000000FA000000DE5A030FF6D132387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1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1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8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230" office:value-type="string" calcext:value-type="string" table:number-columns-spanned="2" table:number-rows-spanned="1">
            <text:p>Euphydrias aurina</text:p>
          </table:table-cell>
          <table:covered-table-cell table:style-name="ce230"/>
          <table:table-cell table:style-name="ce231" office:value-type="string" calcext:value-type="string" table:number-columns-spanned="2" table:number-rows-spanned="1">
            <text:p>FUERA DE TRANSECTO</text:p>
          </table:table-cell>
          <table:covered-table-cell table:style-name="ce231"/>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92" draw:text-style-name="P1" svg:width="65.54mm" svg:height="37.44mm" svg:x="4.14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93" draw:text-style-name="P1" svg:width="66.55mm" svg:height="37.44mm" svg:x="27.1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94" draw:text-style-name="P3" svg:width="7.87mm" svg:height="11.06mm" svg:x="4.98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102"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103" draw:text-style-name="P1" svg:width="58.41mm" svg:height="37.44mm" svg:x="13.13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104" draw:text-style-name="P3" svg:width="15.8mm" svg:height="11.61mm" svg:x="23.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9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105"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106"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101" draw:text-style-name="P3" svg:width="8.88mm" svg:height="10.34mm" svg:x="9.75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4mm" svg:y="0.8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6mm" svg:y="0.2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7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Solo cuento blancas en el antiguo recorrido, el segundo es bastante mas interesante </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107" draw:text-style-name="P1" svg:width="65.54mm" svg:height="37.45mm" svg:x="4.1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108" draw:text-style-name="P1" svg:width="66.55mm" svg:height="37.45mm" svg:x="27.0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94" draw:text-style-name="P3" svg:width="7.87mm" svg:height="11.06mm" svg:x="4.9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10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110" draw:text-style-name="P1" svg:width="58.42mm" svg:height="37.45mm" svg:x="13.1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111" draw:text-style-name="P3" svg:width="15.81mm" svg:height="11.61mm" svg:x="23.2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11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11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11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101" draw:text-style-name="P3" svg:width="8.88mm" svg:height="10.34mm" svg:x="9.7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3mm" svg:y="0.8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5mm" svg:y="0.25mm">
              <draw:image xlink:href="Pictures/10000201000000FA000000DE5A030FF6D132387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9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9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6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107" draw:text-style-name="P1" svg:width="65.54mm" svg:height="37.45mm" svg:x="4.1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108" draw:text-style-name="P1" svg:width="66.55mm" svg:height="37.45mm" svg:x="27.0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94" draw:text-style-name="P3" svg:width="7.87mm" svg:height="11.06mm" svg:x="4.9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10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110" draw:text-style-name="P1" svg:width="58.42mm" svg:height="37.45mm" svg:x="13.1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111" draw:text-style-name="P3" svg:width="15.81mm" svg:height="11.61mm" svg:x="23.2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11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11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11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101" draw:text-style-name="P3" svg:width="8.88mm" svg:height="10.34mm" svg:x="9.7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3mm" svg:y="0.8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5mm" svg:y="0.2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9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9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6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8" office:value-type="string" calcext:value-type="string" table:number-columns-spanned="9" table:number-rows-spanned="1">
            <text:p>SECCIÓN</text:p>
          </table:table-cell>
          <table:covered-table-cell table:number-columns-repeated="8" table:style-name="ce108"/>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107" draw:text-style-name="P1" svg:width="65.54mm" svg:height="37.45mm" svg:x="4.1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108" draw:text-style-name="P1" svg:width="66.55mm" svg:height="37.45mm" svg:x="27.0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94" draw:text-style-name="P3" svg:width="7.87mm" svg:height="11.06mm" svg:x="4.9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10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110" draw:text-style-name="P1" svg:width="58.42mm" svg:height="37.45mm" svg:x="13.1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111" draw:text-style-name="P3" svg:width="15.81mm" svg:height="11.61mm" svg:x="23.2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11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11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11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101" draw:text-style-name="P3" svg:width="8.88mm" svg:height="10.34mm" svg:x="9.7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3mm" svg:y="0.8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5mm" svg:y="0.2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9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9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6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2"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covered-table-cell table:number-columns-repeated="11" table:style-name="ce92"/>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92" draw:text-style-name="P1" svg:width="65.54mm" svg:height="37.44mm" svg:x="4.1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93" draw:text-style-name="P1" svg:width="66.55mm" svg:height="37.44mm" svg:x="27.08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94" draw:text-style-name="P3" svg:width="7.87mm" svg:height="11.06mm" svg:x="4.9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11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116" draw:text-style-name="P1" svg:width="58.43mm" svg:height="37.44mm" svg:x="13.11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117" draw:text-style-name="P3" svg:width="15.82mm" svg:height="11.61mm" svg:x="23.28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9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11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10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101" draw:text-style-name="P3" svg:width="8.88mm" svg:height="10.34mm" svg:x="9.73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82mm" svg:y="0.8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4mm" svg:y="0.25mm">
              <draw:image xlink:href="Pictures/10000201000000FA000000DE5A030FF6D132387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8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8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33" table:number-columns-spanned="12" table:number-rows-spanned="3"/>
          <table:covered-table-cell table:number-columns-repeated="11" table:style-name="ce233"/>
          <table:table-cell table:number-columns-repeated="1011"/>
        </table:table-row>
        <table:table-row table:style-name="ro1">
          <table:table-cell/>
          <table:covered-table-cell table:number-columns-repeated="12" table:style-name="ce233"/>
          <table:table-cell table:number-columns-repeated="1011"/>
        </table:table-row>
        <table:table-row table:style-name="ro1">
          <table:table-cell/>
          <table:covered-table-cell table:number-columns-repeated="12" table:style-name="ce233"/>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92" draw:text-style-name="P1" svg:width="65.54mm" svg:height="37.44mm" svg:x="4.1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93" draw:text-style-name="P1" svg:width="66.55mm" svg:height="37.44mm" svg:x="27.08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94" draw:text-style-name="P3" svg:width="7.87mm" svg:height="11.06mm" svg:x="4.9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11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116" draw:text-style-name="P1" svg:width="58.43mm" svg:height="37.44mm" svg:x="13.11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117" draw:text-style-name="P3" svg:width="15.82mm" svg:height="11.61mm" svg:x="23.28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9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11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10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101" draw:text-style-name="P3" svg:width="8.88mm" svg:height="10.34mm" svg:x="9.73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82mm" svg:y="0.84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4mm" svg:y="0.25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8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8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33"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33"/>
          <table:table-cell table:number-columns-repeated="1011"/>
        </table:table-row>
        <table:table-row table:style-name="ro1">
          <table:table-cell/>
          <table:covered-table-cell table:number-columns-repeated="12" table:style-name="ce233"/>
          <table:table-cell table:number-columns-repeated="1011"/>
        </table:table-row>
        <table:table-row table:style-name="ro1">
          <table:table-cell/>
          <table:covered-table-cell table:number-columns-repeated="12" table:style-name="ce233"/>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237" office:value-type="string" calcext:value-type="string" table:number-columns-spanned="2" table:number-rows-spanned="1">
            <text:p>Pontia daplidice</text:p>
          </table:table-cell>
          <table:covered-table-cell table:style-name="ce23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237" office:value-type="string" calcext:value-type="string" table:number-columns-spanned="2" table:number-rows-spanned="1">
            <text:p>Colias croceus</text:p>
          </table:table-cell>
          <table:covered-table-cell table:style-name="ce237"/>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237" office:value-type="string" calcext:value-type="string" table:number-columns-spanned="2" table:number-rows-spanned="1">
            <text:p>Zerynthia rumina</text:p>
          </table:table-cell>
          <table:covered-table-cell table:style-name="ce237"/>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Vanessa cardui</text:p>
          </table:table-cell>
          <table:covered-table-cell table:style-name="ce237"/>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237" office:value-type="string" calcext:value-type="string" table:number-columns-spanned="2" table:number-rows-spanned="1">
            <text:p>Polygonia c-album</text:p>
          </table:table-cell>
          <table:covered-table-cell table:style-name="ce237"/>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119" draw:text-style-name="P1" svg:width="66.15mm" svg:height="31.6mm" svg:x="3.49mm" svg:y="2.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120" draw:text-style-name="P1" svg:width="66.55mm" svg:height="31.6mm" svg:x="27.07mm" svg:y="2.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21" draw:text-style-name="P3" svg:width="7.87mm" svg:height="10.25mm" svg:x="4.95mm" svg:y="2.6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22" draw:text-style-name="P3" svg:width="16.83mm" svg:height="10.96mm" svg:x="17.25mm" svg:y="2.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23" draw:text-style-name="P1" svg:width="58.44mm" svg:height="31.6mm" svg:x="13.1mm" svg:y="2.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24" draw:text-style-name="P3" svg:width="16.44mm" svg:height="10.8mm" svg:x="22.65mm" svg:y="2.4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25" draw:text-style-name="P1" svg:width="59.16mm" svg:height="31.6mm" svg:x="16.25mm" svg:y="2.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26" draw:text-style-name="P1" svg:width="59.27mm" svg:height="31.6mm" svg:x="23.07mm" svg:y="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27" draw:text-style-name="P3" svg:width="9mm" svg:height="10.44mm" svg:x="2.54mm" svg:y="3.0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28" draw:text-style-name="P3" svg:width="8.88mm" svg:height="9.53mm" svg:x="9.72mm" svg:y="3.7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3mm" svg:y="-0.49mm">
              <draw:image xlink:href="Pictures/10000201000000FA000000DE5A030FF6D132387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7mm" svg:y="-0.51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7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6mm" svg:y="-0.3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42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3"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33"/>
          <table:table-cell table:number-columns-repeated="1012"/>
        </table:table-row>
        <table:table-row table:style-name="ro13">
          <table:covered-table-cell table:number-columns-repeated="12" table:style-name="ce233"/>
          <table:table-cell table:number-columns-repeated="1012"/>
        </table:table-row>
        <table:table-row table:style-name="ro13">
          <table:covered-table-cell table:number-columns-repeated="12" table:style-name="ce23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237" office:value-type="string" calcext:value-type="string" table:number-columns-spanned="2" table:number-rows-spanned="1">
            <text:p>Pieris rapae</text:p>
          </table:table-cell>
          <table:covered-table-cell table:style-name="ce237"/>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237" office:value-type="string" calcext:value-type="string" table:number-columns-spanned="2" table:number-rows-spanned="1">
            <text:p>Pontia daplidice</text:p>
          </table:table-cell>
          <table:covered-table-cell table:style-name="ce23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237" office:value-type="string" calcext:value-type="string" table:number-columns-spanned="2" table:number-rows-spanned="1">
            <text:p>Colias croceus</text:p>
          </table:table-cell>
          <table:covered-table-cell table:style-name="ce23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Iphiclides podalirius</text:p>
          </table:table-cell>
          <table:covered-table-cell table:style-name="ce237"/>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237" office:value-type="string" calcext:value-type="string" table:number-columns-spanned="2" table:number-rows-spanned="1">
            <text:p>Papilio machaon</text:p>
          </table:table-cell>
          <table:covered-table-cell table:style-name="ce237"/>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37" office:value-type="string" calcext:value-type="string" table:number-columns-spanned="2" table:number-rows-spanned="1">
            <text:p>Zerynthia rumina</text:p>
          </table:table-cell>
          <table:covered-table-cell table:style-name="ce237"/>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Vanessa cardui</text:p>
          </table:table-cell>
          <table:covered-table-cell table:style-name="ce237"/>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237" office:value-type="string" calcext:value-type="string" table:number-columns-spanned="2" table:number-rows-spanned="1">
            <text:p>Polygonia c-album</text:p>
          </table:table-cell>
          <table:covered-table-cell table:style-name="ce237"/>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Lasiommata megera</text:p>
          </table:table-cell>
          <table:covered-table-cell table:style-name="ce237"/>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29"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30" draw:text-style-name="P1" svg:width="66.55mm" svg:height="32.2mm" svg:x="27.07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131" draw:text-style-name="P3" svg:width="7.87mm" svg:height="10.84mm" svg:x="4.95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32"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33" draw:text-style-name="P1" svg:width="58.44mm" svg:height="32.2mm" svg:x="13.1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34"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35"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36"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50"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137" draw:text-style-name="P3" svg:width="8.88mm" svg:height="10.12mm" svg:x="9.72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3mm" svg:y="-0.82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7mm" svg:y="-0.84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7mm" svg:y="0.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6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42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3" office:value-type="string" calcext:value-type="string" table:number-columns-spanned="12" table:number-rows-spanned="3">
            <text:p>Nublado con viento frio, tiempo muy desapacible de ahi el escaso numero de ejemplares</text:p>
          </table:table-cell>
          <table:covered-table-cell table:number-columns-repeated="11" table:style-name="ce233"/>
          <table:table-cell table:number-columns-repeated="1012"/>
        </table:table-row>
        <table:table-row table:style-name="ro13">
          <table:covered-table-cell table:number-columns-repeated="12" table:style-name="ce233"/>
          <table:table-cell table:number-columns-repeated="1012"/>
        </table:table-row>
        <table:table-row table:style-name="ro13">
          <table:covered-table-cell table:number-columns-repeated="12" table:style-name="ce23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37" office:value-type="string" calcext:value-type="string" table:number-columns-spanned="2" table:number-rows-spanned="1">
            <text:p>Carcharodus alceae</text:p>
          </table:table-cell>
          <table:covered-table-cell table:style-name="ce237"/>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237" office:value-type="string" calcext:value-type="string" table:number-columns-spanned="2" table:number-rows-spanned="1">
            <text:p>Pontia daplidice</text:p>
          </table:table-cell>
          <table:covered-table-cell table:style-name="ce23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237" office:value-type="string" calcext:value-type="string" table:number-columns-spanned="2" table:number-rows-spanned="1">
            <text:p>Colias croceus</text:p>
          </table:table-cell>
          <table:covered-table-cell table:style-name="ce23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237" office:value-type="string" calcext:value-type="string" table:number-columns-spanned="2" table:number-rows-spanned="1">
            <text:p>Papilio machaon</text:p>
          </table:table-cell>
          <table:covered-table-cell table:style-name="ce237"/>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37" office:value-type="string" calcext:value-type="string" table:number-columns-spanned="2" table:number-rows-spanned="1">
            <text:p>Zerynthia rumina</text:p>
          </table:table-cell>
          <table:covered-table-cell table:style-name="ce237"/>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Vanessa cardui</text:p>
          </table:table-cell>
          <table:covered-table-cell table:style-name="ce237"/>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37" office:value-type="string" calcext:value-type="string" table:number-columns-spanned="2" table:number-rows-spanned="1">
            <text:p>Polygonia c-album</text:p>
          </table:table-cell>
          <table:covered-table-cell table:style-name="ce237"/>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38" draw:text-style-name="P1" svg:width="66.14mm" svg:height="31.63mm" svg:x="3.49mm" svg:y="2.4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39" draw:text-style-name="P1" svg:width="66.55mm" svg:height="31.63mm" svg:x="27.06mm" svg:y="2.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40" draw:text-style-name="P3" svg:width="7.87mm" svg:height="10.27mm" svg:x="4.94mm" svg:y="2.6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41" draw:text-style-name="P3" svg:width="16.82mm" svg:height="10.98mm" svg:x="17.25mm" svg:y="2.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42" draw:text-style-name="P1" svg:width="58.45mm" svg:height="31.63mm" svg:x="13.09mm" svg:y="2.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43" draw:text-style-name="P3" svg:width="16.44mm" svg:height="10.82mm" svg:x="22.65mm" svg:y="2.4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44" draw:text-style-name="P1" svg:width="59.16mm" svg:height="31.63mm" svg:x="16.25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45" draw:text-style-name="P1" svg:width="59.26mm" svg:height="31.63mm" svg:x="23.07mm" svg:y="2.7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46" draw:text-style-name="P3" svg:width="9mm" svg:height="10.47mm" svg:x="2.54mm" svg:y="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47" draw:text-style-name="P3" svg:width="8.88mm" svg:height="9.55mm" svg:x="9.71mm" svg:y="3.7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39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2mm" svg:y="-0.2mm">
              <draw:image xlink:href="Pictures/10000201000000FA000000DE5A030FF6D132387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6mm" svg:y="-0.22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6mm" svg:y="1.25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5mm" svg:y="-0.0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3" office:value-type="string" calcext:value-type="string" table:number-columns-spanned="12" table:number-rows-spanned="3">
            <text:p>Despejado, temperatura agradable pero con mucho viento.</text:p>
          </table:table-cell>
          <table:covered-table-cell table:number-columns-repeated="11" table:style-name="ce233"/>
          <table:table-cell table:number-columns-repeated="1012"/>
        </table:table-row>
        <table:table-row table:style-name="ro13">
          <table:covered-table-cell table:number-columns-repeated="12" table:style-name="ce233"/>
          <table:table-cell table:number-columns-repeated="1012"/>
        </table:table-row>
        <table:table-row table:style-name="ro13">
          <table:covered-table-cell table:number-columns-repeated="12" table:style-name="ce23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37" office:value-type="string" calcext:value-type="string" table:number-columns-spanned="2" table:number-rows-spanned="1">
            <text:p>Carcharodus alceae</text:p>
          </table:table-cell>
          <table:covered-table-cell table:style-name="ce237"/>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237" office:value-type="string" calcext:value-type="string" table:number-columns-spanned="2" table:number-rows-spanned="1">
            <text:p>Pontia daplidice</text:p>
          </table:table-cell>
          <table:covered-table-cell table:style-name="ce23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237" office:value-type="string" calcext:value-type="string" table:number-columns-spanned="2" table:number-rows-spanned="1">
            <text:p>Pieris blanca</text:p>
          </table:table-cell>
          <table:covered-table-cell table:style-name="ce237"/>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Colias croceus</text:p>
          </table:table-cell>
          <table:covered-table-cell table:style-name="ce23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Iphiclides podalirius</text:p>
          </table:table-cell>
          <table:covered-table-cell table:style-name="ce237"/>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Papilio machaon</text:p>
          </table:table-cell>
          <table:covered-table-cell table:style-name="ce237"/>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37" office:value-type="string" calcext:value-type="string" table:number-columns-spanned="2" table:number-rows-spanned="1">
            <text:p>Zerynthia rumina</text:p>
          </table:table-cell>
          <table:covered-table-cell table:style-name="ce237"/>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Vanessa cardui</text:p>
          </table:table-cell>
          <table:covered-table-cell table:style-name="ce237"/>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37" office:value-type="string" calcext:value-type="string" table:number-columns-spanned="2" table:number-rows-spanned="1">
            <text:p>Polygonia c-album</text:p>
          </table:table-cell>
          <table:covered-table-cell table:style-name="ce237"/>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Lasiommata megera</text:p>
          </table:table-cell>
          <table:covered-table-cell table:style-name="ce237"/>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48" draw:text-style-name="P1" svg:width="66.13mm" svg:height="31.63mm" svg:x="3.49mm" svg:y="2.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39" draw:text-style-name="P1" svg:width="66.55mm" svg:height="31.63mm" svg:x="27.05mm" svg:y="2.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40" draw:text-style-name="P3" svg:width="7.87mm" svg:height="10.27mm" svg:x="4.93mm" svg:y="2.6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49" draw:text-style-name="P3" svg:width="16.81mm" svg:height="10.98mm" svg:x="17.25mm" svg:y="2.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50" draw:text-style-name="P1" svg:width="58.46mm" svg:height="31.63mm" svg:x="13.08mm" svg:y="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43" draw:text-style-name="P3" svg:width="16.44mm" svg:height="10.82mm" svg:x="22.65mm" svg:y="2.4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44" draw:text-style-name="P1" svg:width="59.16mm" svg:height="31.63mm" svg:x="16.25mm" svg:y="2.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51" draw:text-style-name="P1" svg:width="59.25mm" svg:height="31.63mm" svg:x="23.07mm" svg:y="2.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52" draw:text-style-name="P3" svg:width="9mm" svg:height="10.48mm" svg:x="2.54mm" svg:y="2.9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47" draw:text-style-name="P3" svg:width="8.88mm" svg:height="9.55mm" svg:x="9.7mm" svg:y="3.7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38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1mm" svg:y="-0.21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5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5mm" svg:y="1.2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4mm" svg:y="-0.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0"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237" office:value-type="string" calcext:value-type="string" table:number-columns-spanned="2" table:number-rows-spanned="1">
            <text:p>Pontia daplidice</text:p>
          </table:table-cell>
          <table:covered-table-cell table:style-name="ce23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237" office:value-type="string" calcext:value-type="string" table:number-columns-spanned="2" table:number-rows-spanned="1">
            <text:p>Colias croceus</text:p>
          </table:table-cell>
          <table:covered-table-cell table:style-name="ce23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48" draw:text-style-name="P1" svg:width="66.13mm" svg:height="31.63mm" svg:x="3.49mm" svg:y="2.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39" draw:text-style-name="P1" svg:width="66.55mm" svg:height="31.63mm" svg:x="27.05mm" svg:y="2.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40" draw:text-style-name="P3" svg:width="7.87mm" svg:height="10.27mm" svg:x="4.93mm" svg:y="2.6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49" draw:text-style-name="P3" svg:width="16.81mm" svg:height="10.98mm" svg:x="17.25mm" svg:y="2.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50" draw:text-style-name="P1" svg:width="58.46mm" svg:height="31.63mm" svg:x="13.08mm" svg:y="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43" draw:text-style-name="P3" svg:width="16.44mm" svg:height="10.82mm" svg:x="22.65mm" svg:y="2.4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44" draw:text-style-name="P1" svg:width="59.16mm" svg:height="31.63mm" svg:x="16.25mm" svg:y="2.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51" draw:text-style-name="P1" svg:width="59.25mm" svg:height="31.63mm" svg:x="23.07mm" svg:y="2.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52" draw:text-style-name="P3" svg:width="9mm" svg:height="10.48mm" svg:x="2.54mm" svg:y="2.9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47" draw:text-style-name="P3" svg:width="8.88mm" svg:height="9.55mm" svg:x="9.7mm" svg:y="3.7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38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1mm" svg:y="-0.21mm">
              <draw:image xlink:href="Pictures/10000201000000FA000000DE5A030FF6D132387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5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5mm" svg:y="1.24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4mm" svg:y="-0.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0" office:value-type="string" calcext:value-type="string" table:number-columns-spanned="12" table:number-rows-spanned="3">
            <text:p>nublado con viento flojo</text:p>
          </table:table-cell>
          <table:covered-table-cell table:number-columns-repeated="11"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237" office:value-type="string" calcext:value-type="string" table:number-columns-spanned="2" table:number-rows-spanned="1">
            <text:p>Pontia daplidice</text:p>
          </table:table-cell>
          <table:covered-table-cell table:style-name="ce23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237" office:value-type="string" calcext:value-type="string" table:number-columns-spanned="2" table:number-rows-spanned="1">
            <text:p>Colias croceus</text:p>
          </table:table-cell>
          <table:covered-table-cell table:style-name="ce23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237" office:value-type="string" calcext:value-type="string" table:number-columns-spanned="2" table:number-rows-spanned="1">
            <text:p>Vanessa cardui</text:p>
          </table:table-cell>
          <table:covered-table-cell table:style-name="ce237"/>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48" draw:text-style-name="P1" svg:width="66.13mm" svg:height="31.63mm" svg:x="3.49mm" svg:y="2.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39" draw:text-style-name="P1" svg:width="66.55mm" svg:height="31.63mm" svg:x="27.05mm" svg:y="2.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40" draw:text-style-name="P3" svg:width="7.87mm" svg:height="10.27mm" svg:x="4.93mm" svg:y="2.6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49" draw:text-style-name="P3" svg:width="16.81mm" svg:height="10.98mm" svg:x="17.25mm" svg:y="2.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50" draw:text-style-name="P1" svg:width="58.46mm" svg:height="31.63mm" svg:x="13.08mm" svg:y="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43" draw:text-style-name="P3" svg:width="16.44mm" svg:height="10.82mm" svg:x="22.65mm" svg:y="2.4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44" draw:text-style-name="P1" svg:width="59.16mm" svg:height="31.63mm" svg:x="16.25mm" svg:y="2.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51" draw:text-style-name="P1" svg:width="59.25mm" svg:height="31.63mm" svg:x="23.07mm" svg:y="2.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52" draw:text-style-name="P3" svg:width="9mm" svg:height="10.48mm" svg:x="2.54mm" svg:y="2.9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47" draw:text-style-name="P3" svg:width="8.88mm" svg:height="9.55mm" svg:x="9.7mm" svg:y="3.7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38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61mm" svg:y="-0.21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5mm" svg:y="-0.2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5mm" svg:y="1.24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4mm" svg:y="-0.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0" office:value-type="string" calcext:value-type="string" table:number-columns-spanned="12" table:number-rows-spanned="3">
            <text:p>tiempo soleado, buena temperatura y viento flojo.</text:p>
          </table:table-cell>
          <table:covered-table-cell table:number-columns-repeated="11"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237" office:value-type="string" calcext:value-type="string" table:number-columns-spanned="2" table:number-rows-spanned="1">
            <text:p>Pieris napi</text:p>
          </table:table-cell>
          <table:covered-table-cell table:style-name="ce237"/>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237" office:value-type="string" calcext:value-type="string" table:number-columns-spanned="2" table:number-rows-spanned="1">
            <text:p>Colias croceus</text:p>
          </table:table-cell>
          <table:covered-table-cell table:style-name="ce237"/>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237" office:value-type="string" calcext:value-type="string" table:number-columns-spanned="2" table:number-rows-spanned="1">
            <text:p>Papilio machaon</text:p>
          </table:table-cell>
          <table:covered-table-cell table:style-name="ce237"/>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53"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30" draw:text-style-name="P1" svg:width="66.55mm" svg:height="32.2mm" svg:x="27.01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131" draw:text-style-name="P3" svg:width="7.87mm" svg:height="10.84mm" svg:x="4.89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54"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55" draw:text-style-name="P1" svg:width="58.5mm" svg:height="32.2mm" svg:x="13.04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34"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35"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56"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57"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137" draw:text-style-name="P3" svg:width="8.88mm" svg:height="10.12mm" svg:x="9.66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57mm" svg:y="-0.86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1mm" svg:y="-0.88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1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43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0" office:value-type="string" calcext:value-type="string" table:number-columns-spanned="12" table:number-rows-spanned="3">
            <text:p>tiempo soleado, buena temperatura y viento flojo.</text:p>
          </table:table-cell>
          <table:covered-table-cell table:number-columns-repeated="11"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5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59" draw:text-style-name="P1" svg:width="66.55mm" svg:height="32.24mm" svg:x="27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60" draw:text-style-name="P3" svg:width="7.87mm" svg:height="10.87mm" svg:x="4.88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6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62" draw:text-style-name="P1" svg:width="58.51mm" svg:height="32.24mm" svg:x="13.03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6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6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6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6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67" draw:text-style-name="P3" svg:width="8.88mm" svg:height="10.15mm" svg:x="9.65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56mm" svg:y="-0.86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mm" svg:y="-0.88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9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4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0" office:value-type="string" calcext:value-type="string" table:number-columns-spanned="12" table:number-rows-spanned="3">
            <text:p>tiempo soleado aunque fresco y con viento ligero</text:p>
          </table:table-cell>
          <table:covered-table-cell table:number-columns-repeated="11"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5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59" draw:text-style-name="P1" svg:width="66.55mm" svg:height="32.24mm" svg:x="27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60" draw:text-style-name="P3" svg:width="7.87mm" svg:height="10.87mm" svg:x="4.88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6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62" draw:text-style-name="P1" svg:width="58.51mm" svg:height="32.24mm" svg:x="13.03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6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6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6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6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67" draw:text-style-name="P3" svg:width="8.88mm" svg:height="10.15mm" svg:x="9.65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56mm" svg:y="-0.86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mm" svg:y="-0.88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9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4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0" office:value-type="string" calcext:value-type="string" table:number-columns-spanned="12" table:number-rows-spanned="3">
            <text:p>Dia calido pero muy ventoso</text:p>
          </table:table-cell>
          <table:covered-table-cell table:number-columns-repeated="11"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5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59" draw:text-style-name="P1" svg:width="66.55mm" svg:height="32.24mm" svg:x="27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60" draw:text-style-name="P3" svg:width="7.87mm" svg:height="10.87mm" svg:x="4.88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6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62" draw:text-style-name="P1" svg:width="58.51mm" svg:height="32.24mm" svg:x="13.03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6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6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6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6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67" draw:text-style-name="P3" svg:width="8.88mm" svg:height="10.15mm" svg:x="9.65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56mm" svg:y="-0.86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mm" svg:y="-0.88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9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4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0" office:value-type="string" calcext:value-type="string" table:number-columns-spanned="12" table:number-rows-spanned="3">
            <text:p>Dia calido pero muy ventoso</text:p>
          </table:table-cell>
          <table:covered-table-cell table:number-columns-repeated="11"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covered-table-cell table:number-columns-repeated="12" table:style-name="ce24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68" draw:text-style-name="P1" svg:width="66.07mm" svg:height="31.64mm" svg:x="3.49mm" svg:y="2.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69" draw:text-style-name="P1" svg:width="66.55mm" svg:height="31.64mm" svg:x="26.99mm" svg:y="2.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70" draw:text-style-name="P3" svg:width="7.87mm" svg:height="10.28mm" svg:x="4.87mm" svg:y="2.5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71" draw:text-style-name="P3" svg:width="16.75mm" svg:height="10.99mm" svg:x="17.25mm" svg:y="2.2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72" draw:text-style-name="P1" svg:width="58.52mm" svg:height="31.64mm" svg:x="13.02mm" svg:y="2.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73" draw:text-style-name="P3" svg:width="16.44mm" svg:height="10.83mm" svg:x="22.65mm" svg:y="2.4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74" draw:text-style-name="P1" svg:width="59.16mm" svg:height="31.64mm" svg:x="16.25mm" svg:y="2.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75" draw:text-style-name="P1" svg:width="59.19mm" svg:height="31.64mm" svg:x="23.07mm" svg:y="2.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76" draw:text-style-name="P3" svg:width="9mm" svg:height="10.49mm" svg:x="2.54mm" svg:y="2.9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77" draw:text-style-name="P3" svg:width="8.88mm" svg:height="9.56mm" svg:x="9.64mm" svg:y="3.6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35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55mm" svg:y="-0.24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26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78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1.21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8mm" svg:y="-0.07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Recorrido Mariposas</text:p>
          </table:table-cell>
          <table:covered-table-cell table:number-columns-repeated="5" table:style-name="ce97"/>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78"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79" draw:text-style-name="P1" svg:width="66.55mm" svg:height="29.41mm" svg:x="26.98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80" draw:text-style-name="P3" svg:width="7.87mm" svg:height="14.11mm" svg:x="4.86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81"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82" draw:text-style-name="P1" svg:width="58.53mm" svg:height="28.99mm" svg:x="13.01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83"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84"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85"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86"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87" draw:text-style-name="P3" svg:width="8.88mm" svg:height="15.22mm" svg:x="9.63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54mm" svg:y="8.63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8mm" svg:y="8.6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8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7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40"/>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office:value-type="string" calcext:value-type="string" table:number-columns-spanned="6" table:number-rows-spanned="1">
            <text:p>mi sitio</text:p>
          </table:table-cell>
          <table:covered-table-cell table:number-columns-repeated="5" table:style-name="ce97"/>
          <table:table-cell table:style-name="ce7" office:value-type="string" calcext:value-type="string">
            <text:p>OBSERVADOR</text:p>
          </table:table-cell>
          <table:table-cell table:style-name="ce89"/>
          <table:table-cell table:style-name="ce250" table:number-columns-spanned="3" table:number-rows-spanned="1"/>
          <table:covered-table-cell table:number-columns-repeated="2" table:style-name="ce250"/>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8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89" draw:text-style-name="P1" svg:width="66.55mm" svg:height="29.43mm" svg:x="26.98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190" draw:text-style-name="P3" svg:width="7.87mm" svg:height="14.12mm" svg:x="4.86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191"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192" draw:text-style-name="P1" svg:width="58.53mm" svg:height="29.01mm" svg:x="13.01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83"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193"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19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195"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196" draw:text-style-name="P3" svg:width="8.88mm" svg:height="15.24mm" svg:x="9.63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mm" svg:height="25.37mm" svg:x="34.54mm" svg:y="8.63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8mm" svg:y="8.6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8mm" svg:y="8.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7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40"/>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7" table:number-columns-spanned="6" table:number-rows-spanned="1"/>
          <table:covered-table-cell table:number-columns-repeated="5" table:style-name="ce97"/>
          <table:table-cell table:style-name="ce7" office:value-type="string" calcext:value-type="string">
            <text:p>OBSERVADOR</text:p>
          </table:table-cell>
          <table:table-cell table:style-name="ce89"/>
          <table:table-cell table:style-name="ce250" table:number-columns-spanned="3" table:number-rows-spanned="1"/>
          <table:covered-table-cell table:number-columns-repeated="2" table:style-name="ce250"/>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218" office:value-type="string" calcext:value-type="string" table:number-columns-spanned="3" table:number-rows-spanned="1">
            <text:p>VEL. DEL VIENTO INICIAL / FINAL </text:p>
          </table:table-cell>
          <table:covered-table-cell table:number-columns-repeated="2" table:style-name="ce218"/>
          <table:table-cell table:style-name="ce61" office:value-type="string" calcext:value-type="string">
            <text:p>/</text:p>
          </table:table-cell>
          <table:table-cell table:style-name="ce57" office:value-type="string" calcext:value-type="string">
            <text:p>DIRECCIÓN DEL VIENTO INICIAL / FINAL</text:p>
          </table:table-cell>
          <table:table-cell table:style-name="ce219"/>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19" office:value-type="string" calcext:value-type="string" table:number-columns-spanned="3" table:number-rows-spanned="1">
            <text:p>VELOCIDAD DEL VIENTO MEDIA</text:p>
          </table:table-cell>
          <table:covered-table-cell table:number-columns-repeated="2" table:style-name="ce219"/>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8" office:value-type="string" calcext:value-type="string" table:number-columns-spanned="10" table:number-rows-spanned="1">
            <text:p>SECCIÓN</text:p>
          </table:table-cell>
          <table:covered-table-cell table:number-columns-repeated="9" table:style-name="ce108"/>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8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197" draw:text-style-name="P1" svg:width="66.56mm" svg:height="29.43mm" svg:x="26.9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198" draw:text-style-name="P3" svg:width="7.88mm" svg:height="14.14mm" svg:x="4.85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81"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199" draw:text-style-name="P1" svg:width="58.55mm" svg:height="29.01mm" svg:x="13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200"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201"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19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202"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203" draw:text-style-name="P3" svg:width="8.89mm" svg:height="15.26mm" svg:x="9.62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5A030FF6D1323870.png" xlink:type="simple" xlink:show="embed" xlink:actuate="onLoad" loext:mime-type="image/png">
                <text:p/>
              </draw:image>
            </draw:frame>
          </table:table-cell>
          <table:table-cell table:style-name="ce19">
            <draw:frame draw:z-index="9" draw:name="Gráfico 14" draw:style-name="gr11" draw:text-style-name="P1" svg:width="42.31mm" svg:height="25.38mm" svg:x="34.53mm" svg:y="8.63mm">
              <draw:image xlink:href="Pictures/10000201000000FA000000DEF495A41A8E01909C.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27mm" svg:y="8.63mm">
              <draw:image xlink:href="Pictures/10000201000000FE000000E6BF4049505BA4DF50.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7.97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3.16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40"/>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5">00/00/0000</text:date>, <text:time style:data-style-name="N2" text:time-value="15:23:25.101160621">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8-25T15:35:50.467499461</dc:date>
    <meta:editing-cycles>82</meta:editing-cycles>
    <meta:editing-duration>P1DT49M43S</meta:editing-duration>
    <meta:generator>LibreOffice/6.1.5.2$Linux_X86_64 LibreOffice_project/10$Build-2</meta:generator>
    <meta:document-statistic meta:table-count="37" meta:cell-count="5615" meta:object-count="6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